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i-sans-serif" svg:font-family="ui-sans-serif, apple-system, system-ui, 'Segoe UI', Helvetica, 'Apple Color Emoji', Arial, sans-serif, 'Segoe UI Emoji', 'Segoe UI Symbol'"/>
  </office:font-face-decls>
  <office:automatic-styles>
    <style:style style:name="Tabelle1" style:family="table">
      <style:table-properties style:width="17cm" table:align="left"/>
    </style:style>
    <style:style style:name="Tabelle1.A" style:family="table-column">
      <style:table-column-properties style:column-width="3.672cm"/>
    </style:style>
    <style:style style:name="Tabelle1.B" style:family="table-column">
      <style:table-column-properties style:column-width="10.089cm"/>
    </style:style>
    <style:style style:name="Tabelle1.C" style:family="table-column">
      <style:table-column-properties style:column-width="1.919cm"/>
    </style:style>
    <style:style style:name="Tabelle1.D" style:family="table-column">
      <style:table-column-properties style:column-width="1.319cm"/>
    </style:style>
    <style:style style:name="Tabelle1.A1" style:family="table-cell">
      <style:table-cell-properties style:vertical-align="middle" fo:padding="0cm" fo:border="none"/>
    </style:style>
    <style:style style:name="Tabelle2" style:family="table">
      <style:table-properties style:width="17cm" table:align="left"/>
    </style:style>
    <style:style style:name="Tabelle2.A" style:family="table-column">
      <style:table-column-properties style:column-width="4.26cm"/>
    </style:style>
    <style:style style:name="Tabelle2.B" style:family="table-column">
      <style:table-column-properties style:column-width="9.932cm"/>
    </style:style>
    <style:style style:name="Tabelle2.C" style:family="table-column">
      <style:table-column-properties style:column-width="1.409cm"/>
    </style:style>
    <style:style style:name="Tabelle2.D" style:family="table-column">
      <style:table-column-properties style:column-width="1.399cm"/>
    </style:style>
    <style:style style:name="Tabelle2.A1" style:family="table-cell">
      <style:table-cell-properties style:vertical-align="middle" fo:padding="0cm" fo:border="none"/>
    </style:style>
    <style:style style:name="P1" style:family="paragraph" style:parent-style-name="Heading_20_1">
      <style:paragraph-properties fo:margin-left="0cm" fo:margin-right="0cm" fo:line-height="111%" fo:text-indent="0cm" style:auto-text-indent="false" fo:padding="0cm" fo:border="none"/>
      <style:text-properties fo:color="#000000" loext:opacity="100%" fo:background-color="#ffffff"/>
    </style:style>
    <style:style style:name="P2" style:family="paragraph" style:parent-style-name="Heading_20_2">
      <style:paragraph-properties fo:margin-left="0cm" fo:margin-right="0cm" fo:text-indent="0cm" style:auto-text-indent="false" fo:padding="0cm" fo:border="none"/>
      <style:text-properties fo:color="#000000" loext:opacity="100%" fo:background-color="#ffffff"/>
    </style:style>
    <style:style style:name="P3"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fo:background-color="#ffffff"/>
    </style:style>
    <style:style style:name="P5"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6"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7"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ui-sans-serif" fo:font-size="12pt" fo:letter-spacing="normal" fo:font-style="normal" fo:font-weight="normal" fo:background-color="#ffffff"/>
    </style:style>
    <style:style style:name="P8"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ui-sans-serif" fo:font-size="12pt" fo:letter-spacing="normal" fo:font-style="normal" fo:font-weight="normal" fo:background-color="#ffffff"/>
    </style:style>
    <style:style style:name="P10" style:family="paragraph" style:parent-style-name="Heading_20_3">
      <style:paragraph-properties fo:margin-left="0cm" fo:margin-right="0cm" fo:text-indent="0cm" style:auto-text-indent="false" fo:padding="0cm" fo:border="none"/>
      <style:text-properties fo:color="#000000" loext:opacity="100%" fo:background-color="#ffffff"/>
    </style:style>
    <style:style style:name="P11" style:family="paragraph" style:parent-style-name="Table_20_Heading">
      <style:paragraph-properties fo:margin-left="0cm" fo:margin-right="0cm" fo:margin-top="0cm" fo:margin-bottom="0cm" style:contextual-spacing="false" fo:text-indent="0cm" style:auto-text-indent="false"/>
      <style:text-properties fo:color="#000000" loext:opacity="100%" fo:font-weight="bold" fo:background-color="#ffffff"/>
    </style:style>
    <style:style style:name="P12" style:family="paragraph" style:parent-style-name="Table_20_Contents">
      <style:paragraph-properties fo:margin-left="0cm" fo:margin-right="0cm" fo:margin-top="0cm" fo:margin-bottom="0cm" style:contextual-spacing="false" fo:text-indent="0cm" style:auto-text-indent="false"/>
    </style:style>
    <style:style style:name="P13" style:family="paragraph" style:parent-style-name="Table_20_Contents">
      <style:paragraph-properties fo:margin-left="0cm" fo:margin-right="0cm" fo:margin-top="0cm" fo:margin-bottom="0cm" style:contextual-spacing="false" fo:text-indent="0cm" style:auto-text-indent="false"/>
      <style:text-properties fo:color="#000000" loext:opacity="100%" fo:background-color="#ffffff"/>
    </style:style>
    <style:style style:name="P14" style:family="paragraph" style:parent-style-name="Table_20_Contents">
      <style:paragraph-properties fo:margin-left="0cm" fo:margin-right="0cm" fo:margin-top="0cm" fo:margin-bottom="0cm" style:contextual-spacing="false" fo:text-align="end" style:justify-single-word="false" fo:text-indent="0cm" style:auto-text-indent="false"/>
      <style:text-properties fo:color="#000000" loext:opacity="100%" fo:background-color="#ffffff"/>
    </style:style>
    <style:style style:name="P15" style:family="paragraph" style:parent-style-name="Table_20_Contents">
      <style:paragraph-properties fo:margin-left="0cm" fo:margin-right="0cm" fo:margin-top="0cm" fo:margin-bottom="0cm" style:contextual-spacing="false" fo:text-align="center" style:justify-single-word="false" fo:orphans="1" fo:text-indent="0cm" style:auto-text-indent="false"/>
    </style:style>
    <style:style style:name="P16" style:family="paragraph" style:parent-style-name="Table_20_Contents">
      <style:paragraph-properties fo:margin-left="0cm" fo:margin-right="0cm" fo:margin-top="0cm" fo:margin-bottom="0cm" style:contextual-spacing="false" fo:text-align="end" style:justify-single-word="false"/>
      <style:text-properties fo:color="#000000" loext:opacity="100%" fo:background-color="#ffffff"/>
    </style:style>
    <style:style style:name="P17" style:family="paragraph" style:parent-style-name="Text_20_body">
      <style:paragraph-properties fo:margin-left="0cm" fo:margin-right="0cm" fo:margin-top="0cm" fo:margin-bottom="0cm" style:contextual-spacing="false" fo:text-align="center" style:justify-single-word="false" fo:orphans="1" fo:widows="2" fo:text-indent="0cm" style:auto-text-indent="false" fo:padding="0cm" fo:border="none"/>
    </style:style>
    <style:style style:name="P18"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style>
    <style:style style:name="P19" style:family="paragraph" style:parent-style-name="Text_20_body" style:list-style-name="L4">
      <style:paragraph-properties fo:margin-left="0cm" fo:margin-right="0cm" fo:margin-top="0cm" fo:margin-bottom="0cm" style:contextual-spacing="false" fo:text-align="center" style:justify-single-word="false" fo:orphans="1" fo:widows="2" fo:text-indent="0cm" style:auto-text-indent="false" fo:padding="0cm" fo:border="none"/>
    </style:style>
    <style:style style:name="P20"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ui-sans-serif" fo:font-size="12pt" fo:letter-spacing="normal" fo:font-style="normal" fo:font-weight="normal" fo:background-color="#ffffff"/>
    </style:style>
    <style:style style:name="P21"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style>
    <style:style style:name="P22"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style>
    <style:style style:name="P23" style:family="paragraph" style:parent-style-name="Text_20_body" style:list-style-name="L6">
      <style:paragraph-properties fo:margin-left="0cm" fo:margin-right="0cm" fo:margin-top="0cm" fo:margin-bottom="0cm" style:contextual-spacing="false" fo:text-align="center" style:justify-single-word="false" fo:orphans="1" fo:widows="2" fo:text-indent="0cm" style:auto-text-indent="false" fo:padding="0cm" fo:border="none"/>
    </style:style>
    <style:style style:name="P24"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style>
    <style:style style:name="P25"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26"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style>
    <style:style style:name="P27"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style>
    <style:style style:name="P28" style:family="paragraph" style:parent-style-name="Text_20_body">
      <style:paragraph-properties fo:margin-left="0cm" fo:margin-right="0cm" fo:margin-top="0cm" fo:margin-bottom="0cm" style:contextual-spacing="false" fo:orphans="1" fo:text-indent="0cm" style:auto-text-indent="false"/>
      <style:text-properties fo:color="#000000" loext:opacity="100%" fo:background-color="#ffffff" loext:padding="0cm" loext:border="none"/>
    </style:style>
    <style:style style:name="P29" style:family="paragraph" style:parent-style-name="Text_20_body">
      <style:paragraph-properties fo:margin-left="0cm" fo:margin-right="0cm" fo:margin-top="0cm" fo:margin-bottom="0cm" style:contextual-spacing="false" fo:text-indent="0cm" style:auto-text-indent="false"/>
    </style:style>
    <style:style style:name="P30"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style>
    <style:style style:name="P31" style:family="paragraph" style:parent-style-name="Text_20_body" style:list-style-name="L12">
      <style:paragraph-properties fo:margin-left="0cm" fo:margin-right="0cm" fo:margin-top="0cm" fo:margin-bottom="0cm" style:contextual-spacing="false" fo:text-align="center" style:justify-single-word="false" fo:orphans="1" fo:widows="2" fo:text-indent="0cm" style:auto-text-indent="false" fo:padding="0cm" fo:border="none"/>
    </style:style>
    <style:style style:name="P32"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style>
    <style:style style:name="P33" style:family="paragraph" style:parent-style-name="Preformatted_20_Text" style:list-style-name="L12">
      <loext:graphic-properties draw:fill="none" draw:fill-color="#000000"/>
      <style:paragraph-properties fo:margin-left="0cm" fo:margin-right="0cm" fo:margin-top="0cm" fo:margin-bottom="0cm" style:contextual-spacing="false" fo:line-height="171%" fo:orphans="2" fo:widows="2" fo:text-indent="0cm" style:auto-text-indent="false" fo:background-color="transparent" fo:padding="0cm" fo:border="none"/>
      <style:text-properties fo:font-variant="normal" fo:text-transform="none" fo:color="#000000" loext:opacity="100%" style:font-name="ui-sans-serif" fo:font-size="12pt" fo:letter-spacing="normal" fo:font-style="normal" fo:font-weight="normal" fo:background-color="#ffffff" loext:padding-left="0cm" loext:padding-right="0cm" loext:padding-top="0.049cm" loext:padding-bottom="0cm" loext:border-left="none" loext:border-right="none" loext:border-top="3.74pt solid #000000" loext:border-bottom="none"/>
    </style:style>
    <style:style style:name="P34" style:family="paragraph" style:parent-style-name="Preformatted_20_Text" style:list-style-name="L12">
      <loext:graphic-properties draw:fill="none" draw:fill-color="#000000"/>
      <style:paragraph-properties fo:margin-left="0cm" fo:margin-right="0cm" fo:margin-top="0cm" fo:margin-bottom="0cm" style:contextual-spacing="false" fo:line-height="171%" fo:orphans="2" fo:widows="2" fo:text-indent="0cm" style:auto-text-indent="false" fo:background-color="transparent" fo:padding="0cm" fo:border="none"/>
      <style:text-properties fo:font-variant="normal" fo:text-transform="none" fo:color="#000000" loext:opacity="100%" style:font-name="ui-sans-serif" fo:font-size="12pt" fo:letter-spacing="normal" fo:font-style="normal" fo:font-weight="normal" fo:background-color="#ffffff" loext:padding="0cm" loext:border="none"/>
    </style:style>
    <style:style style:name="P35" style:family="paragraph" style:parent-style-name="Preformatted_20_Text" style:list-style-name="L12">
      <loext:graphic-properties draw:fill="none" draw:fill-color="#000000"/>
      <style:paragraph-properties fo:margin-left="0cm" fo:margin-right="0cm" fo:margin-top="0cm" fo:margin-bottom="0cm" style:contextual-spacing="false" fo:line-height="150%" fo:text-align="start" style:justify-single-word="false" fo:orphans="2" fo:widows="2" fo:text-indent="0cm" style:auto-text-indent="false" fo:background-color="transparent" fo:padding="0cm" fo:border="none" style:writing-mode="lr-tb"/>
    </style:style>
    <style:style style:name="P36"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style>
    <style:style style:name="P37"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style>
    <style:style style:name="P38"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style>
    <style:style style:name="P39"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style>
    <style:style style:name="P40" style:family="paragraph" style:parent-style-name="Text_20_body" style:list-style-name="L17">
      <style:paragraph-properties fo:margin-left="0cm" fo:margin-right="0cm" fo:margin-top="0cm" fo:margin-bottom="0cm" style:contextual-spacing="false" fo:text-align="center" style:justify-single-word="false" fo:orphans="1" fo:widows="2" fo:text-indent="0cm" style:auto-text-indent="false" fo:padding="0cm" fo:border="none"/>
    </style:style>
    <style:style style:name="P41"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style>
    <style:style style:name="P42" style:family="paragraph" style:parent-style-name="Standard">
      <style:text-properties fo:color="#000000" loext:opacity="100%" fo:background-color="#ffffff"/>
    </style:style>
    <style:style style:name="T1" style:family="text">
      <style:text-properties officeooo:rsid="00139c20"/>
    </style:style>
    <style:style style:name="T2" style:family="text">
      <style:text-properties fo:font-variant="normal" fo:text-transform="none" fo:color="#000000" loext:opacity="100%" style:font-name="ui-sans-serif" fo:font-size="12pt" fo:letter-spacing="normal" fo:font-style="normal" fo:font-weight="normal" fo:background-color="#ffffff" loext:char-shading-value="0"/>
    </style:style>
    <style:style style:name="T3" style:family="text">
      <style:text-properties fo:font-variant="normal" fo:text-transform="none" fo:color="#000000" loext:opacity="100%" style:font-name="ui-sans-serif" fo:font-size="12pt" fo:letter-spacing="normal" fo:font-style="normal" fo:font-weight="bold" fo:background-color="#ffffff" loext:char-shading-value="0" loext:padding="0cm" loext:border="none"/>
    </style:style>
    <style:style style:name="T4" style:family="text">
      <style:text-properties fo:font-variant="normal" fo:text-transform="none" fo:color="#000000" loext:opacity="100%" style:font-name="ui-sans-serif" fo:font-size="12pt" fo:letter-spacing="normal" fo:font-style="normal" fo:font-weight="normal" fo:background-color="#ffffff" loext:char-shading-value="0" loext:padding="0cm" loext:border="none"/>
    </style:style>
    <style:style style:name="T5" style:family="text">
      <style:text-properties fo:color="#000000" loext:opacity="100%" fo:font-weight="bold" fo:background-color="#ffffff" loext:char-shading-value="0" loext:padding="0cm" loext:border="none"/>
    </style:style>
    <style:style style:name="T6" style:family="text">
      <style:text-properties fo:color="#000000" loext:opacity="100%" fo:background-color="#ffffff" loext:char-shading-value="0"/>
    </style:style>
    <style:style style:name="T7" style:family="text">
      <style:text-properties fo:color="#000080" loext:opacity="100%" style:text-line-through-style="none" style:text-line-through-type="none" style:text-underline-style="solid" style:text-underline-width="auto" style:text-underline-color="font-color" style:text-blinking="false" fo:background-color="#ffffff" loext:char-shading-value="0" loext:padding="0cm" loext:border="none"/>
    </style:style>
    <style:style style:name="T8" style:family="text">
      <style:text-properties fo:color="#000000" loext:opacity="100%" style:text-line-through-style="none" style:text-line-through-type="none" style:text-underline-style="none" style:text-blinking="false" fo:background-color="#ffffff" loext:char-shading-value="0" loext:padding="0cm" loext:border="none"/>
    </style:style>
    <style:style style:name="T9" style:family="text">
      <style:text-properties fo:font-variant="normal" fo:text-transform="none" fo:color="#000000" loext:opacity="100%" style:text-line-through-style="none" style:text-line-through-type="none" style:font-name="ui-sans-serif" fo:font-size="12pt" fo:letter-spacing="normal" fo:font-style="normal" style:text-underline-style="none" fo:font-weight="normal" style:text-blinking="false" fo:background-color="#ffffff" loext:char-shading-value="0" loext:padding="0cm" loext:border="none"/>
    </style:style>
    <style:style style:name="T10" style:family="text">
      <style:text-properties fo:font-variant="normal" fo:text-transform="none" fo:color="#000000" loext:opacity="100%" fo:letter-spacing="normal" fo:background-color="#ffffff" loext:char-shading-value="0"/>
    </style:style>
    <style:style style:name="T11" style:family="text">
      <style:text-properties fo:color="#000000" loext:opacity="100%" fo:background-color="#ffffff" loext:char-shading-value="0" loext:padding="0cm" loext:border="none"/>
    </style:style>
    <style:style style:name="T12" style:family="text">
      <style:text-properties fo:font-variant="normal" fo:text-transform="none" fo:color="#000000" loext:opacity="100%" fo:font-family="ui-monospace, SFMono-Regular, 'SF Mono', Menlo, Consolas, 'Liberation Mono', monospace" fo:font-size="12pt" fo:letter-spacing="normal" fo:font-style="normal" fo:font-weight="bold" fo:background-color="#ffffff" loext:char-shading-value="0" loext:padding="0cm" loext:border="none"/>
    </style:style>
    <style:style style:name="T13" style:family="text">
      <style:text-properties fo:font-variant="normal" fo:text-transform="none" fo:color="#000000" loext:opacity="100%" fo:font-family="ui-monospace, SFMono-Regular, 'SF Mono', Menlo, Consolas, 'Liberation Mono', monospace" fo:font-size="12pt" fo:letter-spacing="normal" fo:font-style="normal" fo:font-weight="normal" fo:background-color="#ffffff" loext:char-shading-value="0" loext:padding="0cm" loext:border="none"/>
    </style:style>
    <style:style style:name="T14" style:family="text">
      <style:text-properties fo:font-variant="normal" fo:text-transform="none" fo:color="#000080" loext:opacity="100%" style:text-line-through-style="none" style:text-line-through-type="none" style:font-name="ui-sans-serif" fo:font-size="12pt" fo:letter-spacing="normal" fo:font-style="normal" style:text-underline-style="solid" style:text-underline-width="auto" style:text-underline-color="font-color" fo:font-weight="normal" style:text-blinking="false" fo:background-color="#ffffff"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ntwicklungsplan: <text:span text:style-name="T1">S</text:span>olarbetriebene Bienenstock-Waage mit Wetterstation (ESP32 &amp; LoRa)</text:h>
      <text:h text:style-name="P2" text:outline-level="2">Einleitung</text:h>
      <text:p text:style-name="P3"><text:span text:style-name="T2">Die </text:span><text:span text:style-name="Strong_20_Emphasis"><text:span text:style-name="T3">Überwachung von Bienenstöcken</text:span></text:span><text:span text:style-name="T2"> mittels elektronischer Waagen und Wetterstationen ermöglicht Imkern, den Zustand ihrer Völker kontinuierlich im Blick zu behalten, </text:span><text:span text:style-name="Strong_20_Emphasis"><text:span text:style-name="T3">ohne die Beuten ständig öffnen zu müssen</text:span></text:span><text:span text:style-name="T2">. Gewichtsschwankungen geben Aufschluss über Futterverbrauch, Trachtzuflug oder Schwarmereignisse, während Wetterdaten helfen, diese Veränderungen zu interpretieren. In diesem Entwicklungsplan wird eine </text:span><text:span text:style-name="Strong_20_Emphasis"><text:span text:style-name="T3">DIY-Lösung</text:span></text:span><text:span text:style-name="T2"> vorgestellt: Neun Bienenstock-Waagen sollen jeweils das </text:span><text:span text:style-name="Strong_20_Emphasis"><text:span text:style-name="T3">Gewicht</text:span></text:span><text:span text:style-name="T2"> mit hoher Präzision messen (Ziel: Auflösung besser als 50 g) und </text:span><text:span text:style-name="Strong_20_Emphasis"><text:span text:style-name="T3">Umweltdaten</text:span></text:span><text:span text:style-name="T2"> wie Temperatur, Luftfeuchtigkeit, Luftdruck sowie </text:span><text:span text:style-name="Strong_20_Emphasis"><text:span text:style-name="T3">Windgeschwindigkeit und Windrichtung</text:span></text:span><text:span text:style-name="T2"> erfassen. Jede Einheit verwendet einen </text:span><text:span text:style-name="Strong_20_Emphasis"><text:span text:style-name="T3">ESP32-Mikrocontroller</text:span></text:span><text:span text:style-name="T2"> und wird solarbetrieben, sodass ein autarker </text:span><text:span text:style-name="Strong_20_Emphasis"><text:span text:style-name="T3">Dauerbetrieb im Freien</text:span></text:span><text:span text:style-name="T2"> möglich ist. Die Messwerte werden per </text:span><text:span text:style-name="Strong_20_Emphasis"><text:span text:style-name="T3">LoRa-Funk</text:span></text:span><text:span text:style-name="T2"> (Reichweite bis 10 km) an eine zentrale Basisstation am Wohnhaus gesendet. Die Basisstation – ausgestattet mit einem eigenen ESP32 und einem großen Display (mind. 4″) – sammelt die Daten aller 9 Waagen und stellt sie übersichtlich dar.</text:span></text:p>
      <text:p text:style-name="P4"> </text:p>
      <text:p text:style-name="P3"><text:span text:style-name="T2">Dieser Bericht liefert einen </text:span><text:span text:style-name="Strong_20_Emphasis"><text:span text:style-name="T3">strukturierten Entwicklungsplan</text:span></text:span><text:span text:style-name="T2"> als verständliche DIY-Anleitung für Maker mit mittlerem Erfahrungsstand. Er umfasst eine </text:span><text:span text:style-name="Strong_20_Emphasis"><text:span text:style-name="T3">Systemübersicht</text:span></text:span><text:span text:style-name="T2">, die verwendeten </text:span><text:span text:style-name="Strong_20_Emphasis"><text:span text:style-name="T3">Hardware-Komponenten</text:span></text:span><text:span text:style-name="T2"> (mit Stückliste und Preisen), Hinweise zur </text:span><text:span text:style-name="Strong_20_Emphasis"><text:span text:style-name="T3">mechanischen Konstruktion</text:span></text:span><text:span text:style-name="T2"> der Waage, Details zur </text:span><text:span text:style-name="Strong_20_Emphasis"><text:span text:style-name="T3">Elektronik</text:span></text:span><text:span text:style-name="T2"> (Schaltplan, Stromversorgung, Datenübertragung) sowie die </text:span><text:span text:style-name="Strong_20_Emphasis"><text:span text:style-name="T3">Software-Architektur</text:span></text:span><text:span text:style-name="T2"> (inkl. Bibliotheksempfehlungen für die Arduino-Programmierung). Besondere Designkriterien wie </text:span><text:span text:style-name="Strong_20_Emphasis"><text:span text:style-name="T3">Kosteneffizienz</text:span></text:span><text:span text:style-name="T2"> (&lt;100 € pro Einheit), </text:span><text:span text:style-name="Strong_20_Emphasis"><text:span text:style-name="T3">Wetterfestigkeit</text:span></text:span><text:span text:style-name="T2">, </text:span><text:span text:style-name="Strong_20_Emphasis"><text:span text:style-name="T3">Energiesparmaßnahmen</text:span></text:span><text:span text:style-name="T2">, </text:span><text:span text:style-name="Strong_20_Emphasis"><text:span text:style-name="T3">Wartungsfreundlichkeit</text:span></text:span><text:span text:style-name="T2"> und ein zuverlässiges </text:span><text:span text:style-name="Strong_20_Emphasis"><text:span text:style-name="T3">Windmessverfahren</text:span></text:span><text:span text:style-name="T2"> werden hervorgehoben und erläutert.</text:span></text:p>
      <text:h text:style-name="P2" text:outline-level="2">Systemübersicht und Architektur</text:h>
      <text:p text:style-name="P3"><text:span text:style-name="T2">Jede </text:span><text:span text:style-name="Strong_20_Emphasis"><text:span text:style-name="T3">Bienenstock-Waage</text:span></text:span><text:span text:style-name="T2"> („Node“) besteht aus folgenden Hauptkomponenten:</text:span></text:p>
      <text:list text:style-name="L1">
        <text:list-item>
          <text:p text:style-name="P5"><text:span text:style-name="Strong_20_Emphasis"><text:span text:style-name="T3">Wägeeinheit</text:span></text:span><text:span text:style-name="T2">: Vier Präzisions-Wägezellen unter dem Bienenstock messen das Gewicht. Die analogen Signale der Dehnungsmessstreifen werden von einem HX711-AD-Wandler verstärkt und digitalisiert.</text:span></text:p>
        </text:list-item>
        <text:list-item>
          <text:p text:style-name="P5"><text:soft-page-break/><text:span text:style-name="Strong_20_Emphasis"><text:span text:style-name="T3">Umweltsensoren</text:span></text:span><text:span text:style-name="T2">: Ein Sensor erfasst Temperatur, Luftfeuchte und Luftdruck (z.B. BME280). Die Windgeschwindigkeit und -richtung werden entweder </text:span><text:span text:style-name="Strong_20_Emphasis"><text:span text:style-name="T3">zentral</text:span></text:span><text:span text:style-name="T2"> (mit einer gemeinsamen Wetterstation für alle Völker) oder </text:span><text:span text:style-name="Strong_20_Emphasis"><text:span text:style-name="T3">dezentral</text:span></text:span><text:span text:style-name="T2"> (jeder Node mit eigenem Anemometer) gemessen – dieser Punkt wird weiter unten abgewogen.</text:span></text:p>
        </text:list-item>
        <text:list-item>
          <text:p text:style-name="P5"><text:span text:style-name="Strong_20_Emphasis"><text:span text:style-name="T3">Mikrocontroller</text:span></text:span><text:span text:style-name="T2">: Ein ESP32-Modul liest die Sensordaten ein und steuert die Kommunikation. Der ESP32 ist leistungsfähig und energieeffizient, mit Schlafmodus-Funktionalität für niedrigen Stromverbrauch.</text:span></text:p>
        </text:list-item>
        <text:list-item>
          <text:p text:style-name="P5"><text:span text:style-name="Strong_20_Emphasis"><text:span text:style-name="T3">LoRa-Funkmodul</text:span></text:span><text:span text:style-name="T2">: Jeder Node sendet seine Daten per LoRa-Funk an die Basis. LoRa (Long Range) erlaubt Reichweiten bis ~10 km im Freien und zeichnet sich durch geringen Energiebedarf aus.</text:span></text:p>
        </text:list-item>
        <text:list-item>
          <text:p text:style-name="P5"><text:span text:style-name="Strong_20_Emphasis"><text:span text:style-name="T3">Stromversorgung</text:span></text:span><text:span text:style-name="T2">: Eine kleine </text:span><text:span text:style-name="Strong_20_Emphasis"><text:span text:style-name="T3">Solarstrom-Anlage</text:span></text:span><text:span text:style-name="T2"> versorgt den Node. Ein Solarpanel lädt tagsüber einen Akku auf (Lithium-Ionen oder LiFePO4), ein Laderegler steuert den Ladeprozess, und ein Spannungsregler stellt stabile 3,3 V für den ESP32 bereit. Dank durchdachtem Power-Management (Tiefschlaf-Modus etc.) läuft das System autark und wartungsarm.</text:span></text:p>
        </text:list-item>
        <text:list-item>
          <text:p text:style-name="P5"><text:span text:style-name="Strong_20_Emphasis"><text:span text:style-name="T3">Wetterschutz-Gehäuse</text:span></text:span><text:span text:style-name="T2">: Die Elektronik (ESP32, HX711, Akku etc.) befindet sich in einem wetterfesten Gehäuse (mind. IP65), das vor Regen, Feuchtigkeit, Temperaturschwankungen und Insekten schützt.</text:span></text:p>
        </text:list-item>
      </text:list>
      <text:p text:style-name="P3"><text:span text:style-name="T2">Die </text:span><text:span text:style-name="Strong_20_Emphasis"><text:span text:style-name="T3">Zentrale Basisstation</text:span></text:span><text:span text:style-name="T2"> empfängt die Daten aller Nodes und stellt sie auf einem Display dar. Hauptkomponenten der Basisstation:</text:span></text:p>
      <text:list text:style-name="L2">
        <text:list-item>
          <text:p text:style-name="P6"><text:span text:style-name="T2">Ein </text:span><text:span text:style-name="Strong_20_Emphasis"><text:span text:style-name="T3">ESP32</text:span></text:span><text:span text:style-name="T2"> (mit LoRa-Empfangsmodul) fungiert als Zentraleinheit, die die Funksignale der Waagen empfängt.</text:span></text:p>
        </text:list-item>
        <text:list-item>
          <text:p text:style-name="P6"><text:span text:style-name="T2">Ein </text:span><text:span text:style-name="Strong_20_Emphasis"><text:span text:style-name="T3">großes Display</text:span></text:span><text:span text:style-name="T2"> (≥ 4″, z.B. ein TFT-LCD) zeigt die Werte aller 9 Bienenstöcke an, inklusive Hive-Identifikation, Gewicht, Gewichtsänderung (Trend) sowie die gemessenen Wetterdaten. Die Darstellung kann etwa in Tabellen- oder Dashboard-Form erfolgen, damit alle wichtigen Infos auf einen Blick erkennbar sind.</text:span></text:p>
        </text:list-item>
        <text:list-item>
          <text:p text:style-name="P7">Die Basisstation wird vorzugsweise am Stromnetz betrieben (z.B. über ein 5 V-Netzteil), da das Display kontinuierlich aktiv ist. Alternativ wäre auch hier ein Solarbetrieb mit größerem Panel und Akku möglich, falls Netzstrom nicht verfügbar ist.</text:p>
        </text:list-item>
        <text:list-item>
          <text:p text:style-name="P7">Die Basis kann optional ebenfalls in einem Gehäuse untergebracht werden (insbesondere bei Außeneinsatz). In Innenräumen reicht ggf. ein einfaches Display-Gehäuse.</text:p>
        </text:list-item>
      </text:list>
      <text:p text:style-name="P3"><text:span text:style-name="Strong_20_Emphasis"><text:span text:style-name="T3">Kommunikationstopologie:</text:span></text:span><text:span text:style-name="T2"> Alle Waagen senden zyklisch (z.B. alle 5 Minuten) ihre Messwerte per LoRa direkt an die Basisstation (Sternnetzwerk). Um Kollisionen zu vermeiden, können die Sendeintervalle leicht zeitlich versetzt oder mit zufälligem Offset eingestellt werden. LoRa erlaubt auch bidirektionale Kommunikation, sodass die Basis ggf. Quittungen oder Konfigurationsbefehle zurücksenden könnte; jedoch wird hier aus Einfachheitsgründen ein unidirektionaler Betrieb ohne Acknowledgement angenommen. Die Funkübertragung nutzt das </text:span><text:span text:style-name="Strong_20_Emphasis"><text:span text:style-name="T3">868 MHz ISM-Band</text:span></text:span><text:span text:style-name="T2">, das in Europa frei für LoRa genutzt </text:span><text:soft-page-break/><text:span text:style-name="T2">werden darf, mit geeigneter Sendeleistung und Antennengewinn für die geforderte Reichweite.</text:span></text:p>
      <text:p text:style-name="P4"> </text:p>
      <text:p text:style-name="P3"><text:span text:style-name="Strong_20_Emphasis"><text:span text:style-name="T3">Abbildung der Systemarchitektur:</text:span></text:span><text:span text:style-name="T2"> Im Folgenden eine vereinfachte Übersicht der Architektur in Textform:</text:span></text:p>
      <text:list text:style-name="L3">
        <text:list-item>
          <text:p text:style-name="P8"><text:span text:style-name="Strong_20_Emphasis"><text:span text:style-name="T3">Bienenstock-Waage (Node) – x9:</text:span></text:span><text:span text:style-name="T2"> Load Cells + HX711 → ESP32 (mit BME280, ggf. Anemometer) → LoRa-Funk → Antenne → </text:span><text:span text:style-name="Strong_20_Emphasis"><text:span text:style-name="T4">… </text:span></text:span><text:span text:style-name="Strong_20_Emphasis"><text:span text:style-name="T3">Luftschnittstelle …</text:span></text:span><text:span text:style-name="T2"> →</text:span></text:p>
        </text:list-item>
        <text:list-item>
          <text:p text:style-name="P8"><text:span text:style-name="Strong_20_Emphasis"><text:span text:style-name="T3">Basisstation:</text:span></text:span><text:span text:style-name="T2"> LoRa-Empfänger + ESP32 → Display-Ausgabe.</text:span></text:p>
        </text:list-item>
      </text:list>
      <text:p text:style-name="P9">Die Nodes sind jeweils an den Bienenstöcken installiert, während die Basisstation z.B. im Wohnhaus steht und alle Daten sammelt. Nachfolgend werden die einzelnen Komponenten und Baugruppen im Detail beschrieben.</text:p>
      <text:h text:style-name="P2" text:outline-level="2">Komponenten und Materialliste</text:h>
      <text:p text:style-name="P3"><text:span text:style-name="T2">Um die Kosten unter 100 € pro Waage zu halten, kommen </text:span><text:span text:style-name="Strong_20_Emphasis"><text:span text:style-name="T3">preisgünstige Standardkomponenten</text:span></text:span><text:span text:style-name="T2"> zum Einsatz. Die folgende </text:span><text:span text:style-name="Strong_20_Emphasis"><text:span text:style-name="T3">Stückliste</text:span></text:span><text:span text:style-name="T2"> gibt einen Überblick über alle benötigten Materialien – getrennt nach den </text:span><text:span text:style-name="Strong_20_Emphasis"><text:span text:style-name="T3">Bienenstock-Einheiten</text:span></text:span><text:span text:style-name="T2"> (9× identisch) und der </text:span><text:span text:style-name="Strong_20_Emphasis"><text:span text:style-name="T3">zentralen Basisstation</text:span></text:span><text:span text:style-name="T2"> (1×):</text:span></text:p>
      <text:h text:style-name="P10" text:outline-level="3">Materialliste: Bienenstock-Waage (pro Einheit)</text:h>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1">Komponente</text:p>
            </table:table-cell>
            <table:table-cell table:style-name="Tabelle1.A1" office:value-type="string">
              <text:p text:style-name="P11">Beschreibung</text:p>
            </table:table-cell>
            <table:table-cell table:style-name="Tabelle1.A1" office:value-type="string">
              <text:p text:style-name="P11">Menge pro Waage</text:p>
            </table:table-cell>
            <table:table-cell table:style-name="Tabelle1.A1" office:value-type="string">
              <text:p text:style-name="P11">Preis* (€)</text:p>
            </table:table-cell>
          </table:table-row>
        </table:table-header-rows>
        <table:table-row>
          <table:table-cell table:style-name="Tabelle1.A1" office:value-type="string">
            <text:p text:style-name="P12"><text:span text:style-name="Strong_20_Emphasis"><text:span text:style-name="T5">ESP32 Dev-Board</text:span></text:span></text:p>
          </table:table-cell>
          <table:table-cell table:style-name="Tabelle1.A1" office:value-type="string">
            <text:p text:style-name="P13">Entwicklungsboard (ESP32-WROOM32) mit 3,3 V Logik&lt;br/&gt;z.B. DOIT DevKit v1 oder vergleichbar</text:p>
          </table:table-cell>
          <table:table-cell table:style-name="Tabelle1.A1" office:value-type="string">
            <text:p text:style-name="P13">1</text:p>
          </table:table-cell>
          <table:table-cell table:style-name="Tabelle1.A1" office:value-type="string">
            <text:p text:style-name="P14">~8 €</text:p>
          </table:table-cell>
        </table:table-row>
        <table:table-row>
          <table:table-cell table:style-name="Tabelle1.A1" office:value-type="string">
            <text:p text:style-name="P12"><text:span text:style-name="Strong_20_Emphasis"><text:span text:style-name="T5">LoRa-Funkmodul</text:span></text:span></text:p>
          </table:table-cell>
          <table:table-cell table:style-name="Tabelle1.A1" office:value-type="string">
            <text:p text:style-name="P13">868 MHz LoRa Transceiver (SPI) &lt;br/&gt;z.B. HopeRF RFM95W (SX1276) + Antenne</text:p>
          </table:table-cell>
          <table:table-cell table:style-name="Tabelle1.A1" office:value-type="string">
            <text:p text:style-name="P13">1</text:p>
          </table:table-cell>
          <table:table-cell table:style-name="Tabelle1.A1" office:value-type="string">
            <text:p text:style-name="P14">~10 €</text:p>
          </table:table-cell>
        </table:table-row>
        <table:table-row>
          <table:table-cell table:style-name="Tabelle1.A1" office:value-type="string">
            <text:p text:style-name="P12"><text:span text:style-name="Strong_20_Emphasis"><text:span text:style-name="T5">Wägezellen</text:span></text:span></text:p>
          </table:table-cell>
          <table:table-cell table:style-name="Tabelle1.A1" office:value-type="string">
            <text:p text:style-name="P13">Elektronische Lastsensoren für Waage &lt;br/&gt;z.B. 50 kg-Aluminium-Wägezellen (Halbbrücke), im 4er-Set</text:p>
          </table:table-cell>
          <table:table-cell table:style-name="Tabelle1.A1" office:value-type="string">
            <text:p text:style-name="P13">4 (oder 1 Set)</text:p>
          </table:table-cell>
          <table:table-cell table:style-name="Tabelle1.A1" office:value-type="string">
            <text:p text:style-name="P14">~15 €</text:p>
          </table:table-cell>
        </table:table-row>
        <table:table-row>
          <table:table-cell table:style-name="Tabelle1.A1" office:value-type="string">
            <text:p text:style-name="P12"><text:span text:style-name="Strong_20_Emphasis"><text:span text:style-name="T5">HX711 AD-Wandler</text:span></text:span></text:p>
          </table:table-cell>
          <table:table-cell table:style-name="Tabelle1.A1" office:value-type="string">
            <text:p text:style-name="P15"><text:span text:style-name="T6">24-Bit ADC-Verstärker für Wägezellen</text:span><text:a xlink:type="simple" xlink:href="https://www.instructables.com/Arduino-Bathroom-Scale-With-50-Kg-Load-Cells-and-H/#:~:text=2,HX711%20as%20a%20kit%20here" office:target-frame-name="_blank" xlink:show="new" text:style-name="Internet_20_link" text:visited-style-name="Visited_20_Internet_20_Link"><text:span text:style-name="T7">instructables.com</text:span></text:a><text:a xlink:type="simple" xlink:href="https://www.instructables.com/Arduino-Bathroom-Scale-With-50-Kg-Load-Cells-and-H/#:~:text=3,hardwood%20or%20metal%20is%20ideal" office:target-frame-name="_blank" xlink:show="new" text:style-name="Internet_20_link" text:visited-style-name="Visited_20_Internet_20_Link"><text:span text:style-name="T7">instructables.com</text:span></text:a></text:p>
          </table:table-cell>
          <table:table-cell table:style-name="Tabelle1.A1" office:value-type="string">
            <text:p text:style-name="P13">1</text:p>
          </table:table-cell>
          <table:table-cell table:style-name="Tabelle1.A1" office:value-type="string">
            <text:p text:style-name="P14">~2 €</text:p>
          </table:table-cell>
        </table:table-row>
        <table:table-row>
          <table:table-cell table:style-name="Tabelle1.A1" office:value-type="string">
            <text:p text:style-name="P12"><text:span text:style-name="Strong_20_Emphasis"><text:span text:style-name="T5">Umweltsensor</text:span></text:span></text:p>
          </table:table-cell>
          <table:table-cell table:style-name="Tabelle1.A1" office:value-type="string">
            <text:p text:style-name="P15"><text:span text:style-name="T6">Kombisensor Temp/Feuchte/Druck &lt;br/&gt;z.B. BME280 (I²C)</text:span><text:a xlink:type="simple" xlink:href="https://hackaday.com/2021/07/06/open-source-ultrasonic-anemometer/#:~:text=Other%20sensors%20include%20an%20optical,and%20we%20look%20forward%20to" office:target-frame-name="_blank" xlink:show="new" text:style-name="Internet_20_link" text:visited-style-name="Visited_20_Internet_20_Link"><text:span text:style-name="T8">hackaday.com</text:span></text:a></text:p>
          </table:table-cell>
          <table:table-cell table:style-name="Tabelle1.A1" office:value-type="string">
            <text:p text:style-name="P13">1 (siehe Hinweis)</text:p>
          </table:table-cell>
          <table:table-cell table:style-name="Tabelle1.A1" office:value-type="string">
            <text:p text:style-name="P14">~5 €</text:p>
          </table:table-cell>
        </table:table-row>
        <table:table-row>
          <table:table-cell table:style-name="Tabelle1.A1" office:value-type="string">
            <text:p text:style-name="P12"><text:span text:style-name="Strong_20_Emphasis"><text:span text:style-name="T5">Anemometer (optional)</text:span></text:span></text:p>
          </table:table-cell>
          <table:table-cell table:style-name="Tabelle1.A1" office:value-type="string">
            <text:p text:style-name="P13">Windmesser (mechanisch) mit Windfahne &lt;br/&gt;z.B. Schalenkreuz-Anemometer + Windrichtungsgeber</text:p>
          </table:table-cell>
          <table:table-cell table:style-name="Tabelle1.A1" office:value-type="string">
            <text:p text:style-name="P13">(1)**</text:p>
          </table:table-cell>
          <table:table-cell table:style-name="Tabelle1.A1" office:value-type="string">
            <text:p text:style-name="P14">~30 €</text:p>
          </table:table-cell>
        </table:table-row>
        <table:table-row>
          <table:table-cell table:style-name="Tabelle1.A1" office:value-type="string">
            <text:p text:style-name="P12"><text:span text:style-name="Strong_20_Emphasis"><text:span text:style-name="T5">Solarpanel</text:span></text:span></text:p>
          </table:table-cell>
          <table:table-cell table:style-name="Tabelle1.A1" office:value-type="string">
            <text:p text:style-name="P13">Photovoltaik-Modul, ca. 5–10 W, 6 V&lt;br/&gt;wetterfest für Außenmontage</text:p>
          </table:table-cell>
          <table:table-cell table:style-name="Tabelle1.A1" office:value-type="string">
            <text:p text:style-name="P13">1</text:p>
          </table:table-cell>
          <table:table-cell table:style-name="Tabelle1.A1" office:value-type="string">
            <text:p text:style-name="P14">~15 €</text:p>
          </table:table-cell>
        </table:table-row>
        <table:table-row>
          <table:table-cell table:style-name="Tabelle1.A1" office:value-type="string">
            <text:p text:style-name="P12"><text:span text:style-name="Strong_20_Emphasis"><text:span text:style-name="T5">Li-Ion Akku</text:span></text:span></text:p>
          </table:table-cell>
          <table:table-cell table:style-name="Tabelle1.A1" office:value-type="string">
            <text:p text:style-name="P13">Wiederaufladbarer Akku, z.B. 18650 Li-Ion (3,7 V, 2000–3000 mAh) mit Halter</text:p>
          </table:table-cell>
          <table:table-cell table:style-name="Tabelle1.A1" office:value-type="string">
            <text:p text:style-name="P13">1</text:p>
          </table:table-cell>
          <table:table-cell table:style-name="Tabelle1.A1" office:value-type="string">
            <text:p text:style-name="P14">~5 €</text:p>
          </table:table-cell>
        </table:table-row>
        <table:table-row>
          <table:table-cell table:style-name="Tabelle1.A1" office:value-type="string">
            <text:p text:style-name="P12"><text:span text:style-name="Strong_20_Emphasis"><text:span text:style-name="T5">Solar-Laderegler</text:span></text:span></text:p>
          </table:table-cell>
          <table:table-cell table:style-name="Tabelle1.A1" office:value-type="string">
            <text:p text:style-name="P15"><text:span text:style-name="T6">Lithium-Ladecontroller für Solar&lt;br/&gt;z.B. TP4056 Modul mit Überladungsschutz</text:span><text:a xlink:type="simple" xlink:href="https://community.hiveeyes.org/t/new-esp32-based-pcb-with-lora-support-from-christophe/2778#:~:text=Nice%2C%20I%20see%20a%20solar,it%20for%20the%20load%20cell" office:target-frame-name="_blank" xlink:show="new" text:style-name="Internet_20_link" text:visited-style-name="Visited_20_Internet_20_Link"><text:span text:style-name="T8">community.hiveeyes.org</text:span></text:a></text:p>
          </table:table-cell>
          <table:table-cell table:style-name="Tabelle1.A1" office:value-type="string">
            <text:p text:style-name="P13">1</text:p>
          </table:table-cell>
          <table:table-cell table:style-name="Tabelle1.A1" office:value-type="string">
            <text:p text:style-name="P14">~2 €</text:p>
          </table:table-cell>
        </table:table-row>
        <table:table-row>
          <table:table-cell table:style-name="Tabelle1.A1" office:value-type="string">
            <text:p text:style-name="P12"><text:span text:style-name="Strong_20_Emphasis"><text:span text:style-name="T5">Spannungsregler (LDO)</text:span></text:span></text:p>
          </table:table-cell>
          <table:table-cell table:style-name="Tabelle1.A1" office:value-type="string">
            <text:p text:style-name="P13">Low-Dropout Regler 3,3 V für ESP32&lt;br/&gt;z.B. MCP1700 oder HT7333 (I&lt;sub&gt;q&lt;/sub&gt; wenige µA)</text:p>
          </table:table-cell>
          <table:table-cell table:style-name="Tabelle1.A1" office:value-type="string">
            <text:p text:style-name="P13">1</text:p>
          </table:table-cell>
          <table:table-cell table:style-name="Tabelle1.A1" office:value-type="string">
            <text:p text:style-name="P14">~1 €</text:p>
          </table:table-cell>
        </table:table-row>
        <table:table-row>
          <table:table-cell table:style-name="Tabelle1.A1" office:value-type="string">
            <text:p text:style-name="P12"><text:span text:style-name="Strong_20_Emphasis"><text:span text:style-name="T5">Kleinteile</text:span></text:span></text:p>
          </table:table-cell>
          <table:table-cell table:style-name="Tabelle1.A1" office:value-type="string">
            <text:p text:style-name="P13">Verkabelung (Kabel, Dupont-Stecker), Steckverbinder, Schraubklemmen, Montagewinkel, Schrauben, Epoxy etc.</text:p>
          </table:table-cell>
          <table:table-cell table:style-name="Tabelle1.A1" office:value-type="string">
            <text:p text:style-name="P13">–</text:p>
          </table:table-cell>
          <table:table-cell table:style-name="Tabelle1.A1" office:value-type="string">
            <text:p text:style-name="P14">~5 €</text:p>
          </table:table-cell>
        </table:table-row>
        <table:table-row>
          <table:table-cell table:style-name="Tabelle1.A1" office:value-type="string">
            <text:p text:style-name="P12"><text:span text:style-name="Strong_20_Emphasis"><text:span text:style-name="T5">Gehäuse</text:span></text:span></text:p>
          </table:table-cell>
          <table:table-cell table:style-name="Tabelle1.A1" office:value-type="string">
            <text:p text:style-name="P13">Wetterfestes Elektronikgehäuse (IP65)&lt;br/&gt;Platz für ESP32, Akku, HX711, etc.</text:p>
          </table:table-cell>
          <table:table-cell table:style-name="Tabelle1.A1" office:value-type="string">
            <text:p text:style-name="P13">1</text:p>
          </table:table-cell>
          <table:table-cell table:style-name="Tabelle1.A1" office:value-type="string">
            <text:p text:style-name="P16">~10 €</text:p>
          </table:table-cell>
        </table:table-row>
      </table:table>
      <text:p text:style-name="P3"><text:soft-page-break/><text:span text:style-name="Emphasis"><text:span text:style-name="T4">(Preisangaben grob geschätzt, Stand 2025, pro Waage; Mengenrabatte bei 9 Stk möglich. Anemometer hier optional, da Empfehlung: </text:span></text:span><text:span text:style-name="Emphasis"><text:span text:style-name="Strong_20_Emphasis"><text:span text:style-name="T3">zentrale</text:span></text:span></text:span><text:span text:style-name="Emphasis"><text:span text:style-name="T4"> Wetterstation, siehe unten.)<text:line-break/></text:span></text:span><text:span text:style-name="Emphasis"><text:span text:style-name="Strong_20_Emphasis"><text:span text:style-name="T3">Hinweis:</text:span></text:span></text:span><text:span text:style-name="Emphasis"><text:span text:style-name="T4"> Anemometer &amp; Windfahne sind in obiger Liste mit (1)</text:span></text:span><text:span text:style-name="T2">* nur </text:span><text:span text:style-name="Strong_20_Emphasis"><text:span text:style-name="T3">einmal zentral</text:span></text:span><text:span text:style-name="T2"> eingeplant (nicht 9×), da ein gemeinsames Windmess-Modul für alle Völker ausreicht. Die BME280-Umweltsensoren kann man entweder pro Waage vorsehen (für Mikroklima je Beute) oder nur bei einer zentralen Station – siehe Abschnitt </text:span><text:span text:style-name="T4">Wetterstation: dezentral vs. zentral</text:span><text:span text:style-name="T2">.</text:span></text:p>
      <text:h text:style-name="P10" text:outline-level="3">Materialliste: Zentrale Basisstatio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P11">Komponente</text:p>
            </table:table-cell>
            <table:table-cell table:style-name="Tabelle2.A1" office:value-type="string">
              <text:p text:style-name="P11">Beschreibung</text:p>
            </table:table-cell>
            <table:table-cell table:style-name="Tabelle2.A1" office:value-type="string">
              <text:p text:style-name="P11">Menge</text:p>
            </table:table-cell>
            <table:table-cell table:style-name="Tabelle2.A1" office:value-type="string">
              <text:p text:style-name="P11">Preis (€)</text:p>
            </table:table-cell>
          </table:table-row>
        </table:table-header-rows>
        <table:table-row>
          <table:table-cell table:style-name="Tabelle2.A1" office:value-type="string">
            <text:p text:style-name="P12"><text:span text:style-name="Strong_20_Emphasis"><text:span text:style-name="T5">ESP32 Dev-Board</text:span></text:span></text:p>
          </table:table-cell>
          <table:table-cell table:style-name="Tabelle2.A1" office:value-type="string">
            <text:p text:style-name="P13">ESP32 Board (wie oben) als Zentrale</text:p>
          </table:table-cell>
          <table:table-cell table:style-name="Tabelle2.A1" office:value-type="string">
            <text:p text:style-name="P14">1</text:p>
          </table:table-cell>
          <table:table-cell table:style-name="Tabelle2.A1" office:value-type="string">
            <text:p text:style-name="P14">~8 €</text:p>
          </table:table-cell>
        </table:table-row>
        <table:table-row>
          <table:table-cell table:style-name="Tabelle2.A1" office:value-type="string">
            <text:p text:style-name="P12"><text:span text:style-name="Strong_20_Emphasis"><text:span text:style-name="T5">LoRa-Modul</text:span></text:span></text:p>
          </table:table-cell>
          <table:table-cell table:style-name="Tabelle2.A1" office:value-type="string">
            <text:p text:style-name="P13">LoRa 868 MHz Transceiver + Antenne</text:p>
          </table:table-cell>
          <table:table-cell table:style-name="Tabelle2.A1" office:value-type="string">
            <text:p text:style-name="P14">1</text:p>
          </table:table-cell>
          <table:table-cell table:style-name="Tabelle2.A1" office:value-type="string">
            <text:p text:style-name="P14">~10 €</text:p>
          </table:table-cell>
        </table:table-row>
        <table:table-row>
          <table:table-cell table:style-name="Tabelle2.A1" office:value-type="string">
            <text:p text:style-name="P12"><text:span text:style-name="Strong_20_Emphasis"><text:span text:style-name="T5">TFT-Display &gt;= 4"</text:span></text:span></text:p>
          </table:table-cell>
          <table:table-cell table:style-name="Tabelle2.A1" office:value-type="string">
            <text:p text:style-name="P13">Grafisches Farbdisplay zur Datenanzeige &lt;br/&gt;z.B. 4,3″ TFT LCD (480×272 px) mit SPI/Parallel Interface (mit Controller)</text:p>
          </table:table-cell>
          <table:table-cell table:style-name="Tabelle2.A1" office:value-type="string">
            <text:p text:style-name="P14">1</text:p>
          </table:table-cell>
          <table:table-cell table:style-name="Tabelle2.A1" office:value-type="string">
            <text:p text:style-name="P14">~30 €</text:p>
          </table:table-cell>
        </table:table-row>
        <table:table-row>
          <table:table-cell table:style-name="Tabelle2.A1" office:value-type="string">
            <text:p text:style-name="P12"><text:span text:style-name="Strong_20_Emphasis"><text:span text:style-name="T5">Spannungsversorgung</text:span></text:span></text:p>
          </table:table-cell>
          <table:table-cell table:style-name="Tabelle2.A1" office:value-type="string">
            <text:p text:style-name="P13">5 V Netzteil oder USB-Netzteil (für Dauerbetrieb)</text:p>
          </table:table-cell>
          <table:table-cell table:style-name="Tabelle2.A1" office:value-type="string">
            <text:p text:style-name="P14">1</text:p>
          </table:table-cell>
          <table:table-cell table:style-name="Tabelle2.A1" office:value-type="string">
            <text:p text:style-name="P14">~5 €</text:p>
          </table:table-cell>
        </table:table-row>
        <table:table-row>
          <table:table-cell table:style-name="Tabelle2.A1" office:value-type="string">
            <text:p text:style-name="P12"><text:span text:style-name="Strong_20_Emphasis"><text:span text:style-name="T5">Gehäuse/Standfuß</text:span></text:span></text:p>
          </table:table-cell>
          <table:table-cell table:style-name="Tabelle2.A1" office:value-type="string">
            <text:p text:style-name="P13">(Optional) Gehäuse oder Halterung für Display und Elektronik (nach Bedarf wetterfest)</text:p>
          </table:table-cell>
          <table:table-cell table:style-name="Tabelle2.A1" office:value-type="string">
            <text:p text:style-name="P14">1</text:p>
          </table:table-cell>
          <table:table-cell table:style-name="Tabelle2.A1" office:value-type="string">
            <text:p text:style-name="P16">~10 €</text:p>
          </table:table-cell>
        </table:table-row>
      </table:table>
      <text:p text:style-name="P17"><text:span text:style-name="Strong_20_Emphasis"><text:span text:style-name="T3">Summe (pro Waage):</text:span></text:span><text:span text:style-name="T2"> Die reinen Hardwarekosten pro Bienenstock-Waage liegen nach dieser Liste bei </text:span><text:span text:style-name="Strong_20_Emphasis"><text:span text:style-name="T3">ca. 70–80 €</text:span></text:span><text:span text:style-name="T2">, also deutlich im Rahmen des 100 €-Limits. (In DIY-Imkerprojekten wurden sogar Kosten von nur ~$50 pro Stock berichtet</text:span><text:a xlink:type="simple" xlink:href="https://www.beesource.com/threads/diy-hive-monitoring-with-lora.370291/#:~:text=Forums%20www,allows" office:target-frame-name="_blank" xlink:show="new" text:style-name="Internet_20_link" text:visited-style-name="Visited_20_Internet_20_Link"><text:span text:style-name="T9">beesource.com</text:span></text:a><text:span text:style-name="T2">.) Die zentrale Einheit kostet separat etwa 50–70 €. Hinzu kommen ggf. Ausgaben für Werkzeug, Lötzubehör, 3D-Druck/Gehäusebau und Reserveteile. Insgesamt ist dies eine </text:span><text:span text:style-name="Strong_20_Emphasis"><text:span text:style-name="T3">kosteneffiziente Lösung</text:span></text:span><text:span text:style-name="T2"> verglichen mit kommerziellen Systemen.</text:span></text:p>
      <text:h text:style-name="P2" text:outline-level="2">Mechanischer Aufbau der Waage</text:h>
      <text:p text:style-name="P17"><text:span text:style-name="Strong_20_Emphasis"><text:span text:style-name="T3">Wägezellen und Plattform:</text:span></text:span><text:span text:style-name="T2"> Für eine stabile Gewichtsauflage werden pro Bienenstock vier Wägezellen in einer Rechteck-Anordnung verwendet (eine in jeder Ecke unter dem Stockboden). Diese kleinen Metall-Wiegeelemente stammen z.B. aus Personenwaagen; sie enthalten aufgeklebte Dehnungsmessstreifen, deren Widerstand sich bei Biegung ändert</text:span><text:a xlink:type="simple" xlink:href="https://www.instructables.com/Arduino-Bathroom-Scale-With-50-Kg-Load-Cells-and-H/#:~:text=3,hardwood%20or%20metal%20is%20ideal" office:target-frame-name="_blank" xlink:show="new" text:style-name="Internet_20_link" text:visited-style-name="Visited_20_Internet_20_Link"><text:span text:style-name="T9">instructables.com</text:span></text:a><text:span text:style-name="T2">. Montiert man sie an einer Seite fest und belastet die andere, erzeugt selbst eine kleine Durchbiegung eine messbare Widerstandsänderung. Üblicherweise haben solche Zellen eine Nennkapazität von z.B. 50 kg pro Stück – im 4er-Verbund ergibt sich also eine Gesamttragkraft von ~200 kg, was für einen beladenen Bienenstock mehr als ausreichend ist. Die vier Sensoren werden zu einer </text:span><text:span text:style-name="Strong_20_Emphasis"><text:span text:style-name="T3">Wheatstone-Brücke</text:span></text:span><text:span text:style-name="T2"> verschaltet, sodass sich ihre Differenzsignale aufheben und genaue Messungen unabhängig von der Lastverteilung ermöglicht werden. Die Verkabelung erfolgt gemäß den Farbcodes der Wägezellen zum HX711-Modul (typischerweise: Rot = Excitation+, Schwarz = Excitation–, Weiß/Grün = Signal+/- – genaue Zuordnung variiert, daher dem Datenblatt oder einer Anschlussanleitung folgen).</text:span></text:p>
      <text:p text:style-name="P4"> </text:p>
      <text:p text:style-name="P3"><text:soft-page-break/><text:span text:style-name="Strong_20_Emphasis"><text:span text:style-name="T3">Montage:</text:span></text:span><text:span text:style-name="T2"> Das Untergestell der Waage kann z.B. aus witterungsbeständigem </text:span><text:span text:style-name="Strong_20_Emphasis"><text:span text:style-name="T3">Hartholz oder Metallprofilen</text:span></text:span><text:span text:style-name="T2"> gefertigt werden. Eine einfache Konstruktion ist:</text:span></text:p>
      <text:list text:style-name="L4">
        <text:list-item>
          <text:p text:style-name="P18"><text:span text:style-name="T2">Eine </text:span><text:span text:style-name="Strong_20_Emphasis"><text:span text:style-name="T3">Grundplatte</text:span></text:span><text:span text:style-name="T2"> (aus Siebdruckplatte oder Metall) liegt eben auf dem Boden (oder auf Fundamentsteinen) und bildet die stabile Basis.</text:span></text:p>
        </text:list-item>
        <text:list-item>
          <text:p text:style-name="P19"><text:span text:style-name="T2">Darauf werden die </text:span><text:span text:style-name="Strong_20_Emphasis"><text:span text:style-name="T3">vier Wägezellen</text:span></text:span><text:span text:style-name="T2"> an den Ecken befestigt. Wichtig: Jede Zelle muss mit der vorgesehenen Seite am Untergrund fixiert sein (meist mit Schrauben oder Epoxidkleber), und die gegenüberliegende Seite frei beweglich für die Lastaufnahme</text:span><text:a xlink:type="simple" xlink:href="https://www.instructables.com/Arduino-Bathroom-Scale-With-50-Kg-Load-Cells-and-H/#:~:text=Mount%20the%204%20load%20cells,surface%20should%20touch%20the%20floor" office:target-frame-name="_blank" xlink:show="new" text:style-name="Internet_20_link" text:visited-style-name="Visited_20_Internet_20_Link"><text:span text:style-name="T9">instructables.com</text:span></text:a><text:span text:style-name="T2">. Oft ist auf der Metallkörper der Zelle markiert, welche Seite „oben“ (Load) und „unten“ (Fixed) sein soll.</text:span></text:p>
        </text:list-item>
        <text:list-item>
          <text:p text:style-name="P18"><text:span text:style-name="T2">Auf die vier Wägezellen kommt die </text:span><text:span text:style-name="Strong_20_Emphasis"><text:span text:style-name="T3">obere Auflage</text:span></text:span><text:span text:style-name="T2"> („Waagebrücke“), auf der der Bienenstock steht. Diese sollte ausreichend steif sein, um das Gewicht gleichmäßig auf die Sensoren zu verteilen (z.B. eine Metallplatte oder dickes Multiplex-Holz). Die Auflage wird an den Wägezellen entweder verschraubt oder ebenfalls verklebt. Dabei ist darauf zu achten, dass die Zellen geringfügig flexibel bleiben können (keine Verspannung oder Verkanten).</text:span></text:p>
        </text:list-item>
        <text:list-item>
          <text:p text:style-name="P18"><text:span text:style-name="T2">Zwischen Metallteilen kann eine dünne </text:span><text:span text:style-name="Strong_20_Emphasis"><text:span text:style-name="T3">Gummimatte</text:span></text:span><text:span text:style-name="T2"> oder Unterlegscheiben aus Gummi verwendet werden, um Schock und Vibration zu dämpfen und einen rutschfesten Sitz des Stockes zu gewährleisten.</text:span></text:p>
        </text:list-item>
        <text:list-item>
          <text:p text:style-name="P18"><text:span text:style-name="T2">Alle Kabel der Wägezellen werden zu einem zentralen Punkt geführt (z.B. unter der Waage) und dort mit dem HX711 verbunden. Um Fehlmessungen durch elektromagnetische Störungen zu vermeiden, sollten die </text:span><text:span text:style-name="Strong_20_Emphasis"><text:span text:style-name="T3">Kabel so kurz wie möglich</text:span></text:span><text:span text:style-name="T2"> gehalten und ggf. verdrillt oder geschirmt verlegt werden. Das HX711-Board kann nahe bei den Wägezellen in einer kleinen Anschlussdose untergebracht werden.</text:span></text:p>
        </text:list-item>
      </text:list>
      <text:p text:style-name="P3"><text:span text:style-name="Strong_20_Emphasis"><text:span text:style-name="T3">Kalibrierung und Genauigkeit:</text:span></text:span><text:span text:style-name="T2"> Nach dem mechanischen Aufbau muss die Waage kalibriert werden. Dazu wird der verschaltete Sensorbrückenausgang vom HX711 gelesen und in ein tatsächliches Gewicht umgerechnet. Mit der HX711-Library lässt sich ein Kalibrierfaktor ermitteln, indem man z.B. ein bekanntes Gewicht (Referenzgewicht) auf den Stock stellt und den Rohwert entsprechend skaliert. Idealerweise kalibriert man im Bereich des erwarteten Gewichts (z.B. 20–50 kg). Eine Tara-Funktion (Nullabgleich) kann im Startup der Software implementiert werden, um das Leergewicht des Stockes herauszurechnen.</text:span></text:p>
      <text:p text:style-name="P4"> </text:p>
      <text:p text:style-name="P17"><text:span text:style-name="T10">✏ </text:span><text:span text:style-name="Strong_20_Emphasis"><text:span text:style-name="T3">Hinweis zur Präzision:</text:span></text:span><text:span text:style-name="T2"> Die geforderte Auflösung von &lt;50 g ist ambitioniert, aber erreichbar. Der 24-Bit-HX711-Wandler kann sehr kleine Gewichtsdifferenzen auflösen</text:span><text:a xlink:type="simple" xlink:href="https://www.instructables.com/Arduino-Bathroom-Scale-With-50-Kg-Load-Cells-and-H/#:~:text=2,HX711%20as%20a%20kit%20here" office:target-frame-name="_blank" xlink:show="new" text:style-name="Internet_20_link" text:visited-style-name="Visited_20_Internet_20_Link"><text:span text:style-name="T9">instructables.com</text:span></text:a><text:span text:style-name="T2">, jedoch begrenzen praktische Faktoren wie </text:span><text:span text:style-name="Strong_20_Emphasis"><text:span text:style-name="T3">Temperaturdrift</text:span></text:span><text:span text:style-name="T2"> und mechanische Spannungen die Genauigkeit. Günstige Wägesensoren aus Personenwaagen können Ungenauigkeiten von ±0,25 kg aufweisen</text:span><text:a xlink:type="simple" xlink:href="https://community.hiveeyes.org/t/experience-with-different-load-cells/4262#:~:text=point%20out" office:target-frame-name="_blank" xlink:show="new" text:style-name="Internet_20_link" text:visited-style-name="Visited_20_Internet_20_Link"><text:span text:style-name="T9">community.hiveeyes.org</text:span></text:a><text:span text:style-name="T2"> und neigen zu </text:span><text:span text:style-name="Strong_20_Emphasis"><text:span text:style-name="T3">Nullpunktdrift</text:span></text:span><text:span text:style-name="T2"> (plötzliche Sprünge, z.B. durch Temperaturschwankungen)</text:span><text:a xlink:type="simple" xlink:href="https://community.hiveeyes.org/t/experience-with-different-load-cells/4262#:~:text=%3E%20Accuracy%20of%20weight%3A%20%2B%2F,0%2C25kg" office:target-frame-name="_blank" xlink:show="new" text:style-name="Internet_20_link" text:visited-style-name="Visited_20_Internet_20_Link"><text:span text:style-name="T9">community.hiveeyes.org</text:span></text:a><text:span text:style-name="T2">. Um die Präzision zu maximieren:</text:span></text:p>
      <text:list text:style-name="L5">
        <text:list-item>
          <text:p text:style-name="P20"><text:soft-page-break/>Die Wägezellen und der HX711 sollten vor direkter Sonneneinstrahlung geschützt und möglichst bei konstanter Temperatur gehalten werden (z.B. im Schatten unter der Beute, evtl. mit etwas Dämmmaterial umhüllt).</text:p>
        </text:list-item>
        <text:list-item>
          <text:p text:style-name="P21"><text:span text:style-name="T2">Der in jedem Node vorhandene </text:span><text:span text:style-name="Strong_20_Emphasis"><text:span text:style-name="T3">Temperaturfühler</text:span></text:span><text:span text:style-name="T2"> (BME280) kann genutzt werden, um Temperaturdrift zu erkennen. Im Code kann man ggf. eine einfache </text:span><text:span text:style-name="Strong_20_Emphasis"><text:span text:style-name="T3">Temperaturkompensation</text:span></text:span><text:span text:style-name="T2"> implementieren (z.B. lineare Korrektur, falls bei steigender Temperatur systematisch ein Gewichtsdrift auftritt).</text:span></text:p>
        </text:list-item>
        <text:list-item>
          <text:p text:style-name="P21"><text:span text:style-name="T2">Die mechanische Konstruktion sollte </text:span><text:span text:style-name="Strong_20_Emphasis"><text:span text:style-name="T3">spielfrei aber nicht verspannt</text:span></text:span><text:span text:style-name="T2"> sein. Prüfen, ob die Waage bei leerem Stock über einige Tage ein stabiles Nullgewicht anzeigt. Gegebenenfalls justieren (Schrauben leicht lösen/festziehen, Neu-Tara).</text:span></text:p>
        </text:list-item>
        <text:list-item>
          <text:p text:style-name="P20">Für höchste Genauigkeit könnten auch höherwertige Single-Point-Wägezellen (z.B. von Bosche oder Omega) verwendet werden, doch diese sind teurer. Die vorgeschlagene Lösung setzt auf preiswerte Sensoren und intelligente Datenverarbeitung, um eine ausreichende Genauigkeit im Feld zu erzielen.</text:p>
        </text:list-item>
      </text:list>
      <text:h text:style-name="P2" text:outline-level="2">Elektronik und Schaltplan</text:h>
      <text:p text:style-name="P9">Jede Bienenstock-Waage hat im Gehäuse ein zentrales Elektronik-Board (ggf. selbst entworfen oder auf Lochraster). Darauf befinden sich der ESP32-Mikrocontroller, das LoRa-Funkmodul, der HX711-Wandler (falls nicht extern), der BME280-Sensor sowie die Stromversorgungs-Elektronik (Laderegler, Spannungsregler). Die Komponenten werden wie folgt verschaltet:</text:p>
      <text:list text:style-name="L6">
        <text:list-item>
          <text:p text:style-name="P22"><text:span text:style-name="Strong_20_Emphasis"><text:span text:style-name="T3">ESP32</text:span></text:span><text:span text:style-name="T2">: fungiert als zentrale Steuereinheit. Viele ESP32-Devboards haben Pins herausgeführt, z.B. </text:span><text:span text:style-name="Strong_20_Emphasis"><text:span text:style-name="T3">GPIO 21/22</text:span></text:span><text:span text:style-name="T2"> für I²C (nutzen wir für BME280), diverse GPIOs für digitale Signale, und an </text:span><text:span text:style-name="Strong_20_Emphasis"><text:span text:style-name="T3">SPI-Pins</text:span></text:span><text:span text:style-name="T2"> (MOSI, MISO, SCK) kann das LoRa-Modul angeschlossen werden. Der ESP32 wird mit 3,3 V versorgt.</text:span></text:p>
        </text:list-item>
        <text:list-item>
          <text:p text:style-name="P22"><text:span text:style-name="Strong_20_Emphasis"><text:span text:style-name="T3">HX711</text:span></text:span><text:span text:style-name="T2">: dieses ADC-Modul hat </text:span><text:span text:style-name="Strong_20_Emphasis"><text:span text:style-name="T3">4 Eingänge</text:span></text:span><text:span text:style-name="T2"> für die Wheatstone-Brücke der Wägezellen (E+ E- und A+ A-). Es benötigt eine Versorgung von 2,7–5 V; üblich ist 3,3 V, damit Pegel ESP32-konform sind. Die </text:span><text:span text:style-name="Strong_20_Emphasis"><text:span text:style-name="T3">Datenausgabe</text:span></text:span><text:span text:style-name="T2"> erfolgt seriell über eine eigene Zweidraht-Schnittstelle (DT und SCK Pins). Diese können an zwei freie GPIOs des ESP32 angeschlossen werden (per Software definiert, z.B. GPIO 4 = Data, GPIO 5 = Clock). Eine Library übernimmt das Timing zum Auslesen. Wichtig: HX711 besitzt einen </text:span><text:span text:style-name="Strong_20_Emphasis"><text:span text:style-name="T3">Power-Down Modus</text:span></text:span><text:span text:style-name="T2"> – der ESP32 kann den HX711 zwischen Messungen deaktivieren, um Strom zu sparen (wenn z.B. dessen Vcc über einen MOSFET oder via HX711-Enable-Pin geschaltet wird).</text:span></text:p>
        </text:list-item>
        <text:list-item>
          <text:p text:style-name="P23"><text:span text:style-name="Strong_20_Emphasis"><text:span text:style-name="T3">BME280</text:span></text:span><text:span text:style-name="T2">: wird an den I²C-Bus des ESP32 angeschlossen (Standard I²C-Pins: GPIO 21 = SDA, GPIO 22 = SCL auf vielen Devboards). Versorgung mit 3,3 V. Der BME280 misst Temperatur, relative Feuchte und barometrischen Druck in einem Chip</text:span><text:a xlink:type="simple" xlink:href="https://hackaday.com/2021/07/06/open-source-ultrasonic-anemometer/#:~:text=Other%20sensors%20include%20an%20optical,and%20we%20look%20forward%20to" office:target-frame-name="_blank" xlink:show="new" text:style-name="Internet_20_link" text:visited-style-name="Visited_20_Internet_20_Link"><text:span text:style-name="T9">hackaday.com</text:span></text:a><text:span text:style-name="T2">. Er braucht nur wenige mA beim Messen.</text:span></text:p>
        </text:list-item>
        <text:list-item>
          <text:p text:style-name="P22"><text:span text:style-name="Strong_20_Emphasis"><text:span text:style-name="T3">Anemometer &amp; Windfahne</text:span></text:span><text:span text:style-name="T2">: Falls jede Einheit einen eigenen kleinen Windmesser hätte, müsste man je einen </text:span><text:span text:style-name="Strong_20_Emphasis"><text:span text:style-name="T3">Digital-Eingang</text:span></text:span><text:span text:style-name="T2"> (für Windgeschwindigkeit) und </text:span><text:soft-page-break/><text:span text:style-name="T2">einen </text:span><text:span text:style-name="Strong_20_Emphasis"><text:span text:style-name="T3">Analogeingang</text:span></text:span><text:span text:style-name="T2"> (für Windrichtung) pro ESP32 reservieren. In unserem Konzept wird jedoch ein </text:span><text:span text:style-name="Strong_20_Emphasis"><text:span text:style-name="T3">zentraler Windmesser</text:span></text:span><text:span text:style-name="T2"> verwendet (siehe nächster Abschnitt), sodass diese Anschlüsse nur einmal an einem speziellen „Wetterstations-Node“ gebraucht werden. Beispiel: Ein mechanisches Anemometer liefert pro Umdrehung einen Impuls (Reed-Schalter oder Hall-Effekt-Sensor), dieser wird an einen Interrupt-fähigen GPIO des ESP32 gelegt. Die Windfahne enthält typischerweise ein Potentiometer, dessen Spannung je nach Ausrichtung variiert – das wird an einen </text:span><text:span text:style-name="Strong_20_Emphasis"><text:span text:style-name="T3">ADC-Eingang</text:span></text:span><text:span text:style-name="T2"> des ESP32 angeschlossen (ESP32 hat mehrere 12-Bit-ADC-Kanäle). Beide Sensoren werden mit 3,3 V gespeist. (Details zur Messung im Abschnitt </text:span><text:span text:style-name="T4">Windmessverfahren</text:span><text:span text:style-name="T2">.)</text:span></text:p>
        </text:list-item>
        <text:list-item>
          <text:p text:style-name="P22"><text:span text:style-name="Strong_20_Emphasis"><text:span text:style-name="T3">LoRa-Modul</text:span></text:span><text:span text:style-name="T2">: Viele LoRa-Module wie das RFM95W nutzen SPI zur Kommunikation. Sie haben Pins: NSS (Chip Select), SCK, MOSI, MISO, sowie ggf. einen RESET und einen Interrupt-Pin (DIO0) zur Meldung empfangener Pakete. Anschlüsse z.B.: NSS -&gt; GPIO 5, DIO0 -&gt; GPIO 2, SCK -&gt; GPIO 18, MOSI -&gt; GPIO 23, MISO -&gt; GPIO 19 (diese Pins kann man je nach ESP32-Board anpassen, hier nur Beispielbelegung). Zusätzlich benötigt das Modul 3,3 V Versorgung und muss an eine geeignete </text:span><text:span text:style-name="Strong_20_Emphasis"><text:span text:style-name="T3">Antenne</text:span></text:span><text:span text:style-name="T2"> gekoppelt werden (über u.FL oder SMA-Buchse). Für optimale Reichweite sollte die Antenne </text:span><text:span text:style-name="Strong_20_Emphasis"><text:span text:style-name="T3">außen am Gehäuse</text:span></text:span><text:span text:style-name="T2"> angebracht werden.</text:span></text:p>
        </text:list-item>
        <text:list-item>
          <text:p text:style-name="P23"><text:span text:style-name="Strong_20_Emphasis"><text:span text:style-name="T3">Stromversorgung</text:span></text:span><text:span text:style-name="T2">: Vom Solarpanel (typisch ~6 V Leerlauf) geht es in den Lithium-Laderegler (TP4056). Dieser lädt den 3,7 V-Akku und schützt vor Über-/Tiefentladung. Der Akku-Ausgang wird dann durch einen 3,3 V LDO-Regler stabilisiert für die Elektronik. Ein typischer Schaltplan für solare ESP32-Versorgung sieht so aus: Panel -&gt; TP4056 IN+; Akku an B+; TP4056 OUT (B+) -&gt; LDO -&gt; 3.3V Rail</text:span><text:a xlink:type="simple" xlink:href="https://randomnerdtutorials.com/power-esp32-esp8266-solar-panels-battery-level-monitoring/#:~:text=To%20power%20the%20ESP32%20or,we’ll%20use%20the%20following%20parts" office:target-frame-name="_blank" xlink:show="new" text:style-name="Internet_20_link" text:visited-style-name="Visited_20_Internet_20_Link"><text:span text:style-name="T9">randomnerdtutorials.com</text:span></text:a><text:span text:style-name="T2">. Zusätzlich sind an Ein- und Ausgang des Reglers </text:span><text:span text:style-name="Strong_20_Emphasis"><text:span text:style-name="T3">Abblockkondensatoren</text:span></text:span><text:span text:style-name="T2"> vorzusehen (z.B. 100 µF und 100 nF) zur Spannungsstabilisierung</text:span><text:a xlink:type="simple" xlink:href="https://randomnerdtutorials.com/power-esp32-esp8266-solar-panels-battery-level-monitoring/#:~:text=,100k%20Ohm%20resistor" office:target-frame-name="_blank" xlink:show="new" text:style-name="Internet_20_link" text:visited-style-name="Visited_20_Internet_20_Link"><text:span text:style-name="T9">randomnerdtutorials.com</text:span></text:a><text:span text:style-name="T2">. Optional kann ein Widerstandsteiler am Akku angebracht werden, um die </text:span><text:span text:style-name="Strong_20_Emphasis"><text:span text:style-name="T3">Akkuspannung</text:span></text:span><text:span text:style-name="T2"> über einen ADC des ESP32 zu messen (z.B. 100 kΩ/27 kΩ teilt ~4,2 V auf ~1 V herunter für ADC)</text:span><text:a xlink:type="simple" xlink:href="https://randomnerdtutorials.com/power-esp32-esp8266-solar-panels-battery-level-monitoring/#:~:text=,100k%20Ohm%20resistor" office:target-frame-name="_blank" xlink:show="new" text:style-name="Internet_20_link" text:visited-style-name="Visited_20_Internet_20_Link"><text:span text:style-name="T9">randomnerdtutorials.com</text:span></text:a><text:span text:style-name="T2">. Dies erlaubt die Software, den Ladezustand zu überwachen und ggf. Warnungen zu senden, falls der Akku leer wird.</text:span></text:p>
        </text:list-item>
        <text:list-item>
          <text:p text:style-name="P23"><text:span text:style-name="Strong_20_Emphasis"><text:span text:style-name="T3">Steckverbinder</text:span></text:span><text:span text:style-name="T2">: Für Wartung und modularen Austausch empfiehlt es sich, </text:span><text:span text:style-name="Strong_20_Emphasis"><text:span text:style-name="T3">Steckverbinder</text:span></text:span><text:span text:style-name="T2"> oder Schraubklemmen zu nutzen: z.B. JST-Stecker für den Akku (um ihn tauschen zu können), mehrpolige wasserdichte Stecker für Sensoren (Wägezellen, Windmesser), sodass man defekte Teile ersetzen kann, ohne neu löten zu müssen. Beachte jedoch, dass zu viele Steckverbindungen die Signalqualität beeinträchtigen können (vor allem bei den empfindlichen HX711-Signalen)</text:span><text:a xlink:type="simple" xlink:href="https://hackaday.com/2024/05/05/hive-monitor-is-the-bees-knees/#:~:text=We%20like%20the%20combination%20of,this%20one%20a%20work%20in" office:target-frame-name="_blank" xlink:show="new" text:style-name="Internet_20_link" text:visited-style-name="Visited_20_Internet_20_Link"><text:span text:style-name="T9">hackaday.com</text:span></text:a><text:span text:style-name="T2">. Kritische Verbindungen (Wägezelle -&gt; HX711) daher entweder verlöten oder hochwertige Schraubklemmen nutzen und Schirmung an Masse legen</text:span><text:a xlink:type="simple" xlink:href="https://community.hiveeyes.org/t/new-esp32-based-pcb-with-lora-support-from-christophe/2778#:~:text=clemens%20%20November%2029%2C%202019%2C,9%3A09am%20%206" office:target-frame-name="_blank" xlink:show="new" text:style-name="Internet_20_link" text:visited-style-name="Visited_20_Internet_20_Link"><text:span text:style-name="T9">community.hiveeyes.org</text:span></text:a><text:span text:style-name="T2">. Alle Kabeldurchführungen im Gehäuse sollten mittels </text:span><text:span text:style-name="Strong_20_Emphasis"><text:span text:style-name="T3">Kabelverschraubungen</text:span></text:span><text:span text:style-name="T2"> abgedichtet werden, um Wasser und Insekten fernzuhalten.</text:span></text:p>
        </text:list-item>
      </text:list>
      <text:p text:style-name="P3"><text:soft-page-break/><text:span text:style-name="T2">Im Schaltplan-Layout sollte man darauf achten, </text:span><text:span text:style-name="Strong_20_Emphasis"><text:span text:style-name="T3">kurze Leiterbahnen</text:span></text:span><text:span text:style-name="T2"> für analoge Sensorleitungen (HX711) zu führen und mögliche Störquellen (LoRa-Funk, ESP32-Takt) etwas entfernt zu platzieren oder dazwischen zu entkoppeln. Der HX711 besitzt einen integrierten 128× Verstärker, weshalb bereits kleinste Störungen sich als Gewichtsschwankung auswirken können. Eine saubere Masseführung (Sternförmig zu einem GND-Punkt) hilft.</text:span></text:p>
      <text:p text:style-name="P4"> </text:p>
      <text:p text:style-name="P17"><text:span text:style-name="Emphasis"><text:span text:style-name="T4">(Anm.: Ein vollständiger Schaltplan als Diagramm sollte alle obigen Verbindungen aufzeigen. Aufgrund des Umfangs erfolgt hier die Beschreibung in Worten; zum Nachbau können jedoch fertige Referenzschaltpläne ähnlicher Projekte herangezogen werden, etwa aus dem Hiveeyes/OpenHive Projekt</text:span></text:span><text:a xlink:type="simple" xlink:href="https://community.hiveeyes.org/t/new-esp32-based-pcb-with-lora-support-from-christophe/2778#:~:text=Starting%20from%20my%20prototype%2C%20I,BME280%20sensor%20and%20multiple%20DS18B20" office:target-frame-name="_blank" xlink:show="new" text:style-name="Internet_20_link" text:visited-style-name="Visited_20_Internet_20_Link"><text:span text:style-name="Emphasis"><text:span text:style-name="T9">community.hiveeyes.org</text:span></text:span></text:a><text:span text:style-name="Emphasis"><text:span text:style-name="T4">.)</text:span></text:span></text:p>
      <text:h text:style-name="P2" text:outline-level="2">Wetterstation: Dezentral oder zentrale Lösung?</text:h>
      <text:p text:style-name="P3"><text:span text:style-name="T2">Im Pflichtenheft wurde offen gelassen, ob </text:span><text:span text:style-name="Strong_20_Emphasis"><text:span text:style-name="T3">jede Waage ihre eigene „Mini-Wetterstation“</text:span></text:span><text:span text:style-name="T2"> bekommt oder ob eine </text:span><text:span text:style-name="Strong_20_Emphasis"><text:span text:style-name="T3">zentrale Wetterstation</text:span></text:span><text:span text:style-name="T2"> für alle Bienenstöcke eingesetzt wird. Beide Ansätze haben Vor- und Nachteile:</text:span></text:p>
      <text:list text:style-name="L7">
        <text:list-item>
          <text:p text:style-name="P24"><text:span text:style-name="Strong_20_Emphasis"><text:span text:style-name="T3">Dezentrale Wettererfassung (pro Stock):</text:span></text:span><text:span text:style-name="T2"> Jede Einheit hätte einen eigenen BME280-Sensor und ggf. ein eigenes kleines Anemometer. Vorteil: Man könnte mikroklimatische Unterschiede unmittelbar am jeweiligen Bienenstock erkennen (z.B. ein Stock steht im Schatten, ein anderer in der Sonne – dies spiegelt sich in der gemessenen Temperatur wider). Zudem hätte Redundanz – fällt ein Sensor aus, sind die anderen nicht betroffen. </text:span><text:span text:style-name="Strong_20_Emphasis"><text:span text:style-name="T3">Nachteil:</text:span></text:span><text:span text:style-name="T2"> Deutlich höhere </text:span><text:span text:style-name="Strong_20_Emphasis"><text:span text:style-name="T3">Kosten</text:span></text:span><text:span text:style-name="T2"> und Aufwand, insbesondere für Windmesser: Neun separate Anemometer wären teuer und brächten mehr mechanische Teile, die verschleißen können. Auch braucht jeder Node mehr Strom für die zusätzlichen Sensoren. In der Praxis unterscheiden sich die Wetterbedingungen auf kleinem Raum (innerhalb eines Bienenstands) meist kaum – daher ist dieser Ansatz oft Overkill, mit Ausnahme der Temperatur direkt </text:span><text:span text:style-name="Emphasis"><text:span text:style-name="T4">im Inneren</text:span></text:span><text:span text:style-name="T2"> der Beute, die hier jedoch nicht gefordert ist.</text:span></text:p>
        </text:list-item>
        <text:list-item>
          <text:p text:style-name="P24"><text:span text:style-name="Strong_20_Emphasis"><text:span text:style-name="T3">Zentrale Wetterstation (empfohlen):</text:span></text:span><text:span text:style-name="T2"> Eine dedizierte Einheit misst stellvertretend für alle Völker die Umgebung. Diese könnte entweder einer der 9 Knoten sein (z.B. der am Randplatz) oder eine </text:span><text:span text:style-name="Strong_20_Emphasis"><text:span text:style-name="T3">separate 10. Einheit</text:span></text:span><text:span text:style-name="T2">. Hier würden </text:span><text:span text:style-name="Strong_20_Emphasis"><text:span text:style-name="T3">BME280</text:span></text:span><text:span text:style-name="T2"> und </text:span><text:span text:style-name="Strong_20_Emphasis"><text:span text:style-name="T3">Windmesser</text:span></text:span><text:span text:style-name="T2"> gebündelt. Vorteil: </text:span><text:span text:style-name="Strong_20_Emphasis"><text:span text:style-name="T3">Kosteneinsparung</text:span></text:span><text:span text:style-name="T2">, da Sensoren nur einmal angeschafft werden müssen. Außerdem kann man den Standort optimal wählen (z.B. Windmesser an einem Mast in 2 m Höhe, BME280 in einer belüfteten Strahlungsschutzbox), um korrekte Daten zu erhalten. Nachteil: Lokale Abweichungen am einzelnen Stock (wenn überhaupt relevant) würden nicht erfasst; alle bekommen „dieselbe“ Wetterinfo. Für die typischen Anwendungen – Korrelation von Gewicht mit Witterung, z.B. Regen, Trachtflug bei bestimmter Temperatur, etc. – genügt eine gemeinsame Wetterstation völlig.</text:span></text:p>
        </text:list-item>
      </text:list>
      <text:p text:style-name="P3"><text:soft-page-break/><text:span text:style-name="T2">In Anbetracht der </text:span><text:span text:style-name="Strong_20_Emphasis"><text:span text:style-name="T3">Kostenbegrenzung</text:span></text:span><text:span text:style-name="T2"> und der Tatsache, dass die Bienenstände nahe beieinander stehen, wird eine </text:span><text:span text:style-name="Strong_20_Emphasis"><text:span text:style-name="T3">zentrale Wetterstation-Lösung</text:span></text:span><text:span text:style-name="T2"> vorgeschlagen. Konkret bedeutet das:</text:span></text:p>
      <text:list text:style-name="L8">
        <text:list-item>
          <text:p text:style-name="P25"><text:span text:style-name="Strong_20_Emphasis"><text:span text:style-name="T3">Pro Waage</text:span></text:span><text:span text:style-name="T2">: BME280-Sensor </text:span><text:span text:style-name="Emphasis"><text:span text:style-name="T4">optional</text:span></text:span><text:span text:style-name="T2">. (Man kann ihn weglassen, um Minimalversionen zu bauen, die nur Gewicht senden – dann spart man 5 € pro Stück. Alternativ kann man die BME280 trotzdem an jedem Node vorsehen, da sie günstig sind und interessante Vergleichsdaten liefern könnten. In der Materialliste oben sind sie erstmal enthalten, können aber bei Bedarf eingespart werden.)</text:span></text:p>
        </text:list-item>
        <text:list-item>
          <text:p text:style-name="P25"><text:span text:style-name="Strong_20_Emphasis"><text:span text:style-name="T3">Zentrale Einheit</text:span></text:span><text:span text:style-name="T2">: Ein Node (oder die Basisstation selbst) enthält </text:span><text:span text:style-name="Strong_20_Emphasis"><text:span text:style-name="T3">BME280 + Anemometer/Windfahne</text:span></text:span><text:span text:style-name="T2"> und sendet Wetterdaten.</text:span></text:p>
          <text:list>
            <text:list-item>
              <text:p text:style-name="P25"><text:span text:style-name="Emphasis"><text:span text:style-name="T4">Variante A:</text:span></text:span><text:span text:style-name="T2"> Eine der neun Waagen wird zusätzlich mit Wetter-Sensorik ausgerüstet. Diese sendet dann neben Gewicht auch Temp/Feuchte/Druck/Wind.</text:span></text:p>
            </text:list-item>
            <text:list-item>
              <text:p text:style-name="P25"><text:span text:style-name="Emphasis"><text:span text:style-name="T4">Variante B:</text:span></text:span><text:span text:style-name="T2"> Eine </text:span><text:span text:style-name="Strong_20_Emphasis"><text:span text:style-name="T3">separate Wetterstation-Box</text:span></text:span><text:span text:style-name="T2"> mit eigenem ESP32 + LoRa sendet ausschließlich Wetterdaten. Dies hätte den Vorteil, dass man sie unabhängig vom Gewichtsmess-System platzieren kann (z.B. Windmesser frei in der Nähe aufstellen). Der Aufbau wäre ähnlich einer Waageneinheit, aber ohne HX711/Loadcells.</text:span></text:p>
            </text:list-item>
          </text:list>
        </text:list-item>
      </text:list>
      <text:p text:style-name="P3"><text:span text:style-name="T2">Man könnte sogar die </text:span><text:span text:style-name="Strong_20_Emphasis"><text:span text:style-name="T3">Basisstation am Haus</text:span></text:span><text:span text:style-name="T2"> mit Wetter-Sensoren versehen, aber das macht nur Sinn, wenn die Bienenstände wirklich auf demselben Grundstück liegen. Sind die Bienen bis zu 10 km entfernt, wären Wetterdaten vom Hausstandort u.U. nicht repräsentativ. Daher ist die Wetterstation direkt am Bienenstand zu bevorzugen.</text:span></text:p>
      <text:p text:style-name="P4"> </text:p>
      <text:p text:style-name="P3"><text:span text:style-name="T2">Fazit: </text:span><text:span text:style-name="Strong_20_Emphasis"><text:span text:style-name="T3">Empfohlen</text:span></text:span><text:span text:style-name="T2"> wird eine </text:span><text:span text:style-name="Strong_20_Emphasis"><text:span text:style-name="T3">zentrale Wetterstation vor Ort</text:span></text:span><text:span text:style-name="T2">. Dadurch reduziert sich die Sensorbestückung der einzelnen Waagen (was Strom spart und weniger Fehlerrisiko pro Einheit bedeutet), und trotzdem erhält man umfassende Wetterinfos. Im nächsten Abschnitt wird speziell auf das </text:span><text:span text:style-name="Strong_20_Emphasis"><text:span text:style-name="T3">Windmessverfahren</text:span></text:span><text:span text:style-name="T2"> eingegangen, da dies mechanisch der anspruchsvollste Teil der Wetterstation ist.</text:span></text:p>
      <text:h text:style-name="P2" text:outline-level="2">Windmessverfahren: Ultraschall oder mechanisch?</text:h>
      <text:p text:style-name="P3"><text:span text:style-name="T2">Die </text:span><text:span text:style-name="Strong_20_Emphasis"><text:span text:style-name="T3">Windgeschwindigkeit und -richtung</text:span></text:span><text:span text:style-name="T2"> sind wichtige Wetterparameter, aber ihre Messung stellt bei DIY-Projekten eine besondere Herausforderung dar. Prinzipiell gibt es zwei Ansätze:</text:span></text:p>
      <text:list text:style-name="L9">
        <text:list-item>
          <text:p text:style-name="P26"><text:span text:style-name="Strong_20_Emphasis"><text:span text:style-name="T3">Klassisch mechanisch</text:span></text:span><text:span text:style-name="T2"> – z.B. </text:span><text:span text:style-name="Strong_20_Emphasis"><text:span text:style-name="T3">Schalen-Anemometer</text:span></text:span><text:span text:style-name="T2"> und </text:span><text:span text:style-name="Strong_20_Emphasis"><text:span text:style-name="T3">Windfahne</text:span></text:span><text:span text:style-name="T2">.</text:span></text:p>
        </text:list-item>
        <text:list-item>
          <text:p text:style-name="P26"><text:span text:style-name="Strong_20_Emphasis"><text:span text:style-name="T3">Ultraschall-basiert</text:span></text:span><text:span text:style-name="T2"> – keine beweglichen Teile, Messung durch Laufzeitdifferenzen von Schall.</text:span></text:p>
        </text:list-item>
      </text:list>
      <text:p text:style-name="P17"><text:span text:style-name="Strong_20_Emphasis"><text:span text:style-name="T3">Mechanischer Windmesser:</text:span></text:span><text:span text:style-name="T2"> Dies ist die traditionelle und auch im Hobbybereich gängigste Lösung</text:span><text:a xlink:type="simple" xlink:href="https://hackaday.com/2021/07/06/open-source-ultrasonic-anemometer/#:~:text=Weather%20stations%20are%20a%20popular,wind%20sensor%3A%20An%20ultrasonic%20anemometer" office:target-frame-name="_blank" xlink:show="new" text:style-name="Internet_20_link" text:visited-style-name="Visited_20_Internet_20_Link"><text:span text:style-name="T9">hackaday.com</text:span></text:a><text:span text:style-name="T2">. Ein Anemometer mit drehenden Schalen (oder Propeller) liefert Impulse proportional zur Windgeschwindigkeit, und eine Windfahne zeigt die Richtung an (meist mittels variablem Widerstand). </text:span><text:span text:style-name="Strong_20_Emphasis"><text:span text:style-name="T3">Vorteile:</text:span></text:span><text:span text:style-name="T2"> Einfacher Aufbau, zahlreiche fertige Module verfügbar (oft als Teil von Wetterstations-Kits). Kostengünstig – einfache </text:span><text:soft-page-break/><text:span text:style-name="T2">Anemometer-Aufbauten sind schon ab ~20–30 € erhältlich. Maker können so ein Gerät sogar selbst bauen, z.B. aus Kunststoffhalbschalen und einem Reed-Schalter, oder aus Recyclingteilen (Hackaday berichtet von Anemometern aus Festplattenmotoren oder Plastikeiern als Schalen</text:span><text:a xlink:type="simple" xlink:href="https://hackaday.com/2021/07/06/open-source-ultrasonic-anemometer/#:~:text=We%20covered%20another%20ultrasonic%20anemometer,16%20and%20plastic%20Easter%20eggs" office:target-frame-name="_blank" xlink:show="new" text:style-name="Internet_20_link" text:visited-style-name="Visited_20_Internet_20_Link"><text:span text:style-name="T9">hackaday.com</text:span></text:a><text:span text:style-name="T2">). </text:span><text:span text:style-name="Strong_20_Emphasis"><text:span text:style-name="T3">Nachteile:</text:span></text:span><text:span text:style-name="T2"> Bewegliche Teile unterliegen Verschleiß: Lager können mit der Zeit Spiel bekommen oder festgehen, bewegte Teile sind anfällig bei Sturm oder Frost. Außerdem können Insekten oder Schmutz die Mechanik stören. Trotzdem sind mechanische Anemometer bei entsprechender Qualität ziemlich langlebig – viele Imker verwenden z.B. die Sensoren aus kommerziellen Wetterstationen (man kann Ersatzteile kaufen und ans eigene System anschließen).</text:span></text:p>
      <text:p text:style-name="P4"> </text:p>
      <text:p text:style-name="P17"><text:span text:style-name="Strong_20_Emphasis"><text:span text:style-name="T3">Ultraschall-Anemometer:</text:span></text:span><text:span text:style-name="T2"> Diese High-Tech-Lösungen messen Wind, indem sie die </text:span><text:span text:style-name="Strong_20_Emphasis"><text:span text:style-name="T3">Schallgeschwindigkeit</text:span></text:span><text:span text:style-name="T2"> in verschiedenen Richtungen ermitteln. Transmitter und Receiver senden Ultraschallpulse gegeneinander; Wind verkürzt die Laufzeit in der einen Richtung und verlängert in der anderen. Aus den Unterschieden berechnet man Geschwindigkeit und Richtung. </text:span><text:span text:style-name="Strong_20_Emphasis"><text:span text:style-name="T3">Vorteil:</text:span></text:span><text:span text:style-name="T2"> </text:span><text:span text:style-name="Strong_20_Emphasis"><text:span text:style-name="T3">Keine beweglichen Teile</text:span></text:span><text:span text:style-name="T2"> – somit kein Verschleiß, keine mechanischen Störungen. Das System reagiert auch sehr schnell auf Geschwindigkeitsänderungen. </text:span><text:span text:style-name="Strong_20_Emphasis"><text:span text:style-name="T3">Nachteil:</text:span></text:span><text:span text:style-name="T2"> Erheblich </text:span><text:span text:style-name="Strong_20_Emphasis"><text:span text:style-name="T3">kompliziertere Elektronik und Signalverarbeitung</text:span></text:span><text:a xlink:type="simple" xlink:href="https://hackaday.com/2021/07/06/open-source-ultrasonic-anemometer/#:~:text=Ultrasonic%20anemometers%20have%20no%20moving,the%20noise%20caused%20by%20secondary" office:target-frame-name="_blank" xlink:show="new" text:style-name="Internet_20_link" text:visited-style-name="Visited_20_Internet_20_Link"><text:span text:style-name="T9">hackaday.com</text:span></text:a><text:span text:style-name="T2">. Man benötigt empfindliche Verstärkerschaltungen, um die Ultraschallechos auszuwerten, und eine sorgfältige Konstruktion, um Umwelteinflüsse (Temperatur, Reflexionen) auszugleichen. Solche Geräte sind am Markt oft teuer (mehrere hundert Euro). Ein DIY-Ultraschall-Anemometer ist zwar möglich (es gibt Open-Source-Projekte</text:span><text:a xlink:type="simple" xlink:href="https://hackaday.com/2021/07/06/open-source-ultrasonic-anemometer/#:~:text=environmental%20sensors%2C%20and%20for%20wind,wind%20sensor%3A%20An%20ultrasonic%20anemometer" office:target-frame-name="_blank" xlink:show="new" text:style-name="Internet_20_link" text:visited-style-name="Visited_20_Internet_20_Link"><text:span text:style-name="T9">hackaday.com</text:span></text:a><text:span text:style-name="T2">), aber nur etwas für sehr erfahrene Elektroniker mit Zugang zu einer guten Werkstatt. Die Kalibrierung ohne professionellen Windkanal ist ebenfalls tricky – oft behelfen sich Bastler mit Autofahrten, um definierte Relativwinde zu erzeugen</text:span><text:a xlink:type="simple" xlink:href="https://hackaday.com/2021/07/06/open-source-ultrasonic-anemometer/#:~:text=process%20is well,test%20car%20or%20other%20traffic" office:target-frame-name="_blank" xlink:show="new" text:style-name="Internet_20_link" text:visited-style-name="Visited_20_Internet_20_Link"><text:span text:style-name="T9">hackaday.com</text:span></text:a><text:span text:style-name="T2">.</text:span></text:p>
      <text:p text:style-name="P4"> </text:p>
      <text:p text:style-name="P17"><text:span text:style-name="Strong_20_Emphasis"><text:span text:style-name="T3">Empfehlung:</text:span></text:span><text:span text:style-name="T2"> Für dieses Projekt, das sich an „Maker mit mittlerem Erfahrungsstand“ richtet und zudem kostenbewusst sein muss, empfiehlt sich eindeutig der </text:span><text:span text:style-name="Strong_20_Emphasis"><text:span text:style-name="T3">mechanische Windmesser</text:span></text:span><text:span text:style-name="T2">. Die bewährte Kombi aus drehenden Schalen und Windfahne ist günstig und ausreichend zuverlässig. Ultraschallsensoren sind zwar schick, aber stehen in keinem Verhältnis zum Aufwand (und würden das &lt;100 €-Budget sprengen). In den Worten eines Hackaday-Autors: </text:span><text:span text:style-name="Emphasis"><text:span text:style-name="T4">„Wenn man Einfachheit bevorzugt, kann man Anemometer auch aus allerlei Materialien bauen …“</text:span></text:span><text:a xlink:type="simple" xlink:href="https://hackaday.com/2021/07/06/open-source-ultrasonic-anemometer/#:~:text=We%20covered%20another%20ultrasonic%20anemometer,16%20and%20plastic%20Easter%20eggs" office:target-frame-name="_blank" xlink:show="new" text:style-name="Internet_20_link" text:visited-style-name="Visited_20_Internet_20_Link"><text:span text:style-name="T9">hackaday.com</text:span></text:a><text:span text:style-name="T2"> – d.h. der mechanische Weg ist hier der pragmatische.</text:span></text:p>
      <text:p text:style-name="P4"> </text:p>
      <text:p text:style-name="P3"><text:span text:style-name="Strong_20_Emphasis"><text:span text:style-name="T3">Umsetzung des mechanischen Windmessers:</text:span></text:span></text:p>
      <text:list text:style-name="L10">
        <text:list-item>
          <text:p text:style-name="P27"><text:span text:style-name="T2">Man kann einen fertigen </text:span><text:span text:style-name="Strong_20_Emphasis"><text:span text:style-name="T3">Wetterstations-Sensor</text:span></text:span><text:span text:style-name="T2"> verwenden. Viele Modelle wie z.B. vom Typ Peet Bros, Davis, oder günstige China-Wetterstationen haben separate Anemometer-Module, die man elektrisch anzapfen kann. Diese haben meistens </text:span><text:span text:style-name="Strong_20_Emphasis"><text:span text:style-name="T3">drei Adern</text:span></text:span><text:span text:style-name="T2">: zwei für den </text:span><text:soft-page-break/><text:span text:style-name="T2">Reed-Schalter (Windgeschwindigkeit, als Impulsfolge) und zwei für das Potentiometer der Windfahne (ein gemeinsamer und je einer für variable Spannung, manchmal auch vier Adern für eine Widerstandsleiter). Dokumentation dieser Sensoren ist oft online zu finden, oder man bestimmt die Belegung durch Messen.</text:span></text:p>
        </text:list-item>
        <text:list-item>
          <text:p text:style-name="P27"><text:span text:style-name="T2">Alternativ: </text:span><text:span text:style-name="Strong_20_Emphasis"><text:span text:style-name="T3">DIY-Bau</text:span></text:span><text:span text:style-name="T2"> – z.B. ein Drehscheibchen mit Magnet und Reed-Kontakt für die Windgeschwindigkeit. Drei Halbschalen (z.B. aus dünnem Blech oder Plastiklöffeln) an einem leichten Rotor tun es bereits. Die Windfahne kann aus einem drehbar gelagerten Stück Flachmaterial bestehen, das an einem Drehpotentiometer befestigt ist. Solche Eigenbauten erfordern jedoch Feintuning, damit sie bei niedrigen Windstärken anlaufen und die Achsen leichtgängig sowie wetterfest sind. Ein 3D-Drucker kann hilfreich sein, um passende Teile (Schalen, Gehäuse) zu fertigen.</text:span></text:p>
        </text:list-item>
        <text:list-item>
          <text:p text:style-name="P27"><text:span text:style-name="Strong_20_Emphasis"><text:span text:style-name="T3">Montage:</text:span></text:span><text:span text:style-name="T2"> Das Anemometer sollte möglichst frei und hoch über den Beuten angebracht sein (Standard sind 10 m Höhe bei Wetterstationen, aber selbst 2–3 m können ok sein, solange keine Hindernisse direkt in Windrichtung stehen). Ein Mast oder Pfosten neben dem Bienenstand kann verwendet werden. Das Kabel vom Windmesser führt dann ins Elektronikgehäuse der Wetterstation.</text:span></text:p>
        </text:list-item>
        <text:list-item>
          <text:p text:style-name="P27"><text:span text:style-name="Strong_20_Emphasis"><text:span text:style-name="T3">Elektrischer Anschluss:</text:span></text:span><text:span text:style-name="T2"> Den Reed-Ausgang (oder Hall-Sensor-Ausgang) verbindet man mit einem digitalen Eingang des ESP32. Hier ist zu beachten, dass mechanische Kontakte prellen können – man sollte also per Software entprellen oder gleich die </text:span><text:span text:style-name="Strong_20_Emphasis"><text:span text:style-name="T3">Interrupt-Funktion</text:span></text:span><text:span text:style-name="T2"> des ESP32 nutzen, die auf Flanken triggern kann. In der Software zählt man die Impulse pro Zeiteinheit (z.B. über ein Intervall von 2–3 Sekunden während der Messung) und berechnet daraus die Windgeschwindigkeit. Die Kennlinie (Impulse pro Umdrehung und m/s) kommt vom Datenblatt oder wird empirisch bestimmt. Für die Windrichtung legt man das Potentiometer der Windfahne an 3,3 V (über einen Pull-Up-Widerstand oder Spannungsteiler) und misst die ausgegebene Spannung mit einem ADC-Kanal. Da die Beziehung zwischen Spannung und Winkel nicht-linear sein kann (wenn z.B. über Widerstandsleiter realisiert), muss man ggf. Tabellierungs- oder Kalibrierungswerte im Code hinterlegen.</text:span></text:p>
        </text:list-item>
        <text:list-item>
          <text:p text:style-name="P27"><text:span text:style-name="Strong_20_Emphasis"><text:span text:style-name="T3">Wetterfestigkeit:</text:span></text:span><text:span text:style-name="T2"> Alle offenen Teile des Windmessers müssen UV-beständig und regenfest sein. Ggf. Lager mit etwas Fett schützen, Elektronik im Sensor (falls vorhanden) vergossen halten. Häufig empfiehlt es sich, den BME280 </text:span><text:span text:style-name="Strong_20_Emphasis"><text:span text:style-name="T3">nicht</text:span></text:span><text:span text:style-name="T2"> im selben Gehäuse wie das ESP32-Board einzusperren (wegen Abwärme verfälscht) – stattdessen z.B. in einem kleinen belüfteten weißen Plastikgehäuse (Stevenson Screen) montieren, das regen- und sonnengeschützt ist, aber Luftzirkulation zulässt.</text:span></text:p>
        </text:list-item>
      </text:list>
      <text:p text:style-name="P17"><text:span text:style-name="T2">Zusammenfassend bietet ein mechanisches Windmessverfahren die </text:span><text:span text:style-name="Strong_20_Emphasis"><text:span text:style-name="T3">verlässlichste und kosteneffiziente</text:span></text:span><text:span text:style-name="T2"> Lösung für dieses Projekt, während der Ultraschallansatz zwar verlockend (wegen Wegfall von Mechanik) aber für DIY zweckmäßig zu komplex wäre</text:span><text:a xlink:type="simple" xlink:href="https://hackaday.com/2021/07/06/open-source-ultrasonic-anemometer/#:~:text=Ultrasonic%20anemometers%20have%20no%20moving,the%20noise%20caused%20by%20secondary" office:target-frame-name="_blank" xlink:show="new" text:style-name="Internet_20_link" text:visited-style-name="Visited_20_Internet_20_Link"><text:span text:style-name="T9">hackaday.com</text:span></text:a><text:span text:style-name="T2">. Sollte in Zukunft ein solcher Sensor nötig werden, könnte man immer noch </text:span><text:soft-page-break/><text:span text:style-name="T2">ein </text:span><text:span text:style-name="Emphasis"><text:span text:style-name="T4">fertiges</text:span></text:span><text:span text:style-name="T2"> Ultraschall-Anemometer-Modul integrieren – es gibt neuere, die in kleiner Form &lt;200 € kosten – aber das sprengt hier den Rahmen.</text:span></text:p>
      <text:h text:style-name="P2" text:outline-level="2">Gehäuse und Schutzmaßnahmen</text:h>
      <text:p text:style-name="P28"><draw:frame draw:style-name="fr1" draw:name="Bild1" text:anchor-type="as-char" svg:width="4.604cm" svg:height="4.604cm" draw:z-index="0"><draw:image xlink:href="blob:https://chatgpt.com/a9b1696e-f4c3-4dbc-83bb-07a8e73bf561" xlink:type="simple" xlink:show="embed" xlink:actuate="onLoad"/><svg:title>https://hackaday.com/2024/05/05/hive-monitor-is-the-bees-knees/</svg:title></draw:frame></text:p>
      <text:p text:style-name="P29"><text:span text:style-name="Emphasis"><text:span text:style-name="T11">Beispiel einer realisierten Bienenstock-Waage:</text:span></text:span><text:span text:style-name="T6"> Das wetterfeste Gehäuse (graue Box) enthält die gesamte Elektronik und kann am Boden oder seitlich montiert werden. Wichtig sind dichte Kabeldurchführungen und robuste Steckverbindungen, um im rauen Außenbereich zu bestehen.</text:span></text:p>
      <text:p text:style-name="P4"> </text:p>
      <text:p text:style-name="P3"><text:span text:style-name="T2">Die eingesetzten Materialien und Bauweisen müssen den </text:span><text:span text:style-name="Strong_20_Emphasis"><text:span text:style-name="T3">ständigen Outdoor-Betrieb</text:span></text:span><text:span text:style-name="T2"> vertragen:</text:span></text:p>
      <text:list text:style-name="L11">
        <text:list-item>
          <text:p text:style-name="P30"><text:span text:style-name="Strong_20_Emphasis"><text:span text:style-name="T3">Wasserschutz:</text:span></text:span><text:span text:style-name="T2"> Alle elektronischen Komponenten gehören in ein </text:span><text:span text:style-name="Strong_20_Emphasis"><text:span text:style-name="T3">wasserdichtes Gehäuse</text:span></text:span><text:span text:style-name="T2"> (z.B. IP65-Kunststoffbox mit Gummidichtung). Kabel treten nur durch verschraubte Dichtungsnippel ein. Das Gehäuse selbst sollte möglichst </text:span><text:span text:style-name="Strong_20_Emphasis"><text:span text:style-name="T3">beschattet</text:span></text:span><text:span text:style-name="T2"> stehen (z.B. unter dem Stock oder an der Nordseite), um Überhitzung durch Sonne zu vermeiden. Kondenswasser-Gefahr kann man mit Entlüftungsventilen oder Silikagel-Beuteln reduzieren.</text:span></text:p>
        </text:list-item>
        <text:list-item>
          <text:p text:style-name="P30"><text:span text:style-name="Strong_20_Emphasis"><text:span text:style-name="T3">Temperaturbereich:</text:span></text:span><text:span text:style-name="T2"> ESP32 und Li-Ion-Akkus arbeiten typischerweise von -20 °C bis +60 °C. In kalten Wintern kann die Akku-Leistung nachlassen – ein Tipp ist, ggf. auf </text:span><text:span text:style-name="Strong_20_Emphasis"><text:span text:style-name="T3">LiFePO4-Akkus</text:span></text:span><text:span text:style-name="T2"> zu setzen, die kälteunempfindlicher sind und bei 3,2 V Nennspannung sicherer sind. Andernfalls sollte man den Akku gut isolieren (ein kleines Styroporpolster im Gehäuse) und dafür sorgen, dass die Elektronik im Betrieb etwas Wärme erzeugt (der ESP32 wärmt im Betrieb einige Grad, was dem Akku im Winter hilft). In extremer Hitze (&gt;40 °C im Sommer in der Sonne) hilft ein weißes oder reflektierendes Gehäuse sowie Luftzirkulation. BME280 und andere Sensoren dürfen keiner direkten Sonneneinstrahlung ausgesetzt sein, da das falsche Temperaturwerte liefern würde – daher stets abgeschirmt montieren.</text:span></text:p>
        </text:list-item>
        <text:list-item>
          <text:p text:style-name="P30"><text:span text:style-name="Strong_20_Emphasis"><text:span text:style-name="T3">Insektenschutz:</text:span></text:span><text:span text:style-name="T2"> Kleine Öffnungen und Lüftungsschlitze (z.B. im Gehäuse für den BME280-Sensor) sollten mit </text:span><text:span text:style-name="Strong_20_Emphasis"><text:span text:style-name="T3">Feinmaschigem Gitter</text:span></text:span><text:span text:style-name="T2"> (Insektengaze) hinterlegt werden, damit keine Ameisen, Ohrenkneifer o.ä. eindringen. Gerade Ameisen nisten sich gerne in Elektronikboxen ein – ein Trick ist, das Gehäuse mit etwas ungiftigem Schmiermittel (Vaseline oder speziellen Insektenbarrieren) um den Kabelzugang herum zu versehen, </text:span><text:soft-page-break/><text:span text:style-name="T2">damit Krabbeltiere fernbleiben. Auch Kabel, die am Stock hochlaufen, können von Ameisen als Brücke genutzt werden – hier kann man z.B. einen Leimring anbringen.</text:span></text:p>
        </text:list-item>
        <text:list-item>
          <text:p text:style-name="P30"><text:span text:style-name="Strong_20_Emphasis"><text:span text:style-name="T3">Mechanischer Schutz &amp; Befestigung:</text:span></text:span><text:span text:style-name="T2"> Die Gehäuse sollten stoßfest befestigt sein (z.B. an einem Pfahl oder direkt am Unterboden des Bienenstocks verschraubt). Ebenso muss das Solarpanel sicher montiert werden – z.B. auf einem kleinen Gestell oder Dach in Nähe der Beute – damit Wind es nicht losreißt. Alle Außenkabel sind am besten in Kabelschutzschläuchen geführt, um UV-Schäden und Tierverbiss (Nagetiere!) vorzubeugen.</text:span></text:p>
        </text:list-item>
        <text:list-item>
          <text:p text:style-name="P30"><text:span text:style-name="Strong_20_Emphasis"><text:span text:style-name="T3">Modularität/Wartung:</text:span></text:span><text:span text:style-name="T2"> Beim Design der Gehäuseanordnung sollte man beachten, dass man im Servicefall gut drankommt. Beispielsweise das Öffnen des Elektronikgehäuses, um den Akku zu tauschen, sollte möglich sein, ohne die ganze Beute anzuheben. Vielleicht montiert man die Box seitlich oder vorne an der Palette/Unterlage, sodass man mit etwas Abstand zum Flugloch hantieren kann (um Bienen nicht allzu sehr zu stören). Ebenso sollte eine Austausch-Wägezelle zugänglich sein, falls mal eine defekt ist – daher die Waage so bauen, dass man notfalls eine Ecke abstützen und die Zelle wechseln kann.</text:span></text:p>
        </text:list-item>
      </text:list>
      <text:h text:style-name="P2" text:outline-level="2">Software-Architektur und Implementierung</text:h>
      <text:p text:style-name="P3"><text:span text:style-name="T2">Die Software gliedert sich in zwei Teile: </text:span><text:span text:style-name="Strong_20_Emphasis"><text:span text:style-name="T3">Firmware für die Waagen-Nodes</text:span></text:span><text:span text:style-name="T2"> (ESP32 an den Bienenstöcken) und </text:span><text:span text:style-name="Strong_20_Emphasis"><text:span text:style-name="T3">Firmware für die Basisstation</text:span></text:span><text:span text:style-name="T2"> (ESP32 mit Display). Beide werden in der Arduino-IDE entwickelt, unter Verwendung bewährter Bibliotheken für die Hardware. Im Folgenden die wichtigsten Aspekte:</text:span></text:p>
      <text:h text:style-name="P10" text:outline-level="3">Firmware der Bienenstock-Nodes</text:h>
      <text:p text:style-name="P3"><text:span text:style-name="Strong_20_Emphasis"><text:span text:style-name="T3">Ziele und Funktionen:</text:span></text:span><text:span text:style-name="T2"><text:line-break/>Jeder Node soll in regelmäßigen Abständen das Gewicht (und lokale Wetterdaten, falls vorgesehen) messen und via LoRa senden. Außerdem soll er energiesparend arbeiten (Großteil der Zeit im Tiefschlaf) und bei Bedarf einen Akkustand übermitteln.</text:span></text:p>
      <text:p text:style-name="P4"> </text:p>
      <text:p text:style-name="P3"><text:span text:style-name="Strong_20_Emphasis"><text:span text:style-name="T3">Ablauf (Loop):</text:span></text:span></text:p>
      <text:list text:style-name="L12">
        <text:list-item>
          <text:p text:style-name="P31"><text:span text:style-name="Strong_20_Emphasis"><text:span text:style-name="T3">Wake-Up:</text:span></text:span><text:span text:style-name="T2"> Der ESP32 erwacht aus dem Deep Sleep, entweder durch den internen Timer (z.B. alle 5 Minuten) oder externe Wake-Up (z.B. ein RTC-Modul oder das HX711-Ready-Signal – letzteres aber selten genutzt). Der Tiefschlafstrom des ESP32 liegt im Mikroampere-Bereich, sodass die Schlafphasen sehr energieeffizient sind</text:span><text:a xlink:type="simple" xlink:href="https://randomnerdtutorials.com/power-esp32-esp8266-solar-panels-battery-level-monitoring/#:~:text=When%20you%20power%20your%20ESP32,IDE%20and%20Wake%20Up%20Sources" office:target-frame-name="_blank" xlink:show="new" text:style-name="Internet_20_link" text:visited-style-name="Visited_20_Internet_20_Link"><text:span text:style-name="T9">randomnerdtutorials.com</text:span></text:a><text:span text:style-name="T2">.</text:span></text:p>
        </text:list-item>
        <text:list-item>
          <text:p text:style-name="P32"><text:span text:style-name="Strong_20_Emphasis"><text:span text:style-name="T3">Sensoren initialisieren:</text:span></text:span><text:span text:style-name="T2"> Bei jedem Wake-Zyklus schaltet der ESP32 zunächst die benötigten Sensoren ein. Falls der HX711 stromlos war, gibt man ihm einige Millisekunden zum Stabilisieren. Der BME280 wird über I²C geweckt, und etwaige andere Sensoren (z.B. DS18B20 für Innentemperatur, falls genutzt) werden vorbereitet.</text:span></text:p>
        </text:list-item>
        <text:list-item>
          <text:p text:style-name="P32"><text:span text:style-name="Strong_20_Emphasis"><text:span text:style-name="T3">Messen:</text:span></text:span></text:p>
          <text:list>
            <text:list-item>
              <text:p text:style-name="P32"><text:span text:style-name="T2">Vom </text:span><text:span text:style-name="Strong_20_Emphasis"><text:span text:style-name="T3">HX711</text:span></text:span><text:span text:style-name="T2"> werden nacheinander einige Messwerte gelesen (z.B. 5–10 Samples in kurzer Folge), um Ausreißer ausmitteln zu können. Die HX711-Bibliothek (z.B. </text:span><text:span text:style-name="Strong_20_Emphasis"><text:span text:style-name="T3">HX711 von </text:span></text:span><text:soft-page-break/><text:span text:style-name="Strong_20_Emphasis"><text:span text:style-name="T3">Bogde</text:span></text:span><text:span text:style-name="T2"> oder ähnliche) bietet Methoden wie </text:span><text:span text:style-name="Source_20_Text"><text:span text:style-name="T12">read_average()</text:span></text:span><text:span text:style-name="T2">, um Mittelwerte zu bilden. Der resultierende Rohwert wird mit dem zuvor ermittelten Kalibrierfaktor in </text:span><text:span text:style-name="Strong_20_Emphasis"><text:span text:style-name="T3">Kilogramm</text:span></text:span><text:span text:style-name="T2"> umgerechnet.</text:span></text:p>
            </text:list-item>
            <text:list-item>
              <text:p text:style-name="P32"><text:span text:style-name="T2">Der </text:span><text:span text:style-name="Strong_20_Emphasis"><text:span text:style-name="T3">BME280</text:span></text:span><text:span text:style-name="T2"> wird per I²C abgefragt (Bibliothek: z.B. </text:span><text:span text:style-name="Strong_20_Emphasis"><text:span text:style-name="T3">Adafruit_BME280</text:span></text:span><text:span text:style-name="T2">). Man erhält Temperatur (°C), relative Luftfeuchte (%) und Luftdruck (hPa). Gegebenenfalls kann man den Luftdruck noch auf Meereshöhe umrechnen, falls Wettertrendanalysen gewünscht sind – das ist aber optional.</text:span></text:p>
            </text:list-item>
            <text:list-item>
              <text:p text:style-name="P32"><text:span text:style-name="T2">Das </text:span><text:span text:style-name="Strong_20_Emphasis"><text:span text:style-name="T3">Anemometer</text:span></text:span><text:span text:style-name="T2">-Signal wird idealerweise während eines definierten Messfensters ausgewertet. Da Wind böig sein kann, könnte man z.B. </text:span><text:span text:style-name="Strong_20_Emphasis"><text:span text:style-name="T3">3 Sekunden</text:span></text:span><text:span text:style-name="T2"> lang Impulse zählen für die Windgeschwindigkeit (evtl. in diesem Zeitraum den ESP32 nicht schlafen legen, sondern aktiv zählen). Alternativ: Der ESP32 ist so schnell, dass man auch mehrere Messungen (Gewicht, BME) nacheinander durchführen kann. Für erste Version kann man aber auch einfach den letzten gemessenen Windwert vom vorherigen Durchgang behalten, wenn das Anemometer einen internen Zähler hätte – realistischer ist aber aktives Messen pro Zyklus. Die Windrichtung wird analog gelesen (ESP32 ADC), ggf. gemappt auf Winkelgrad 0–360° durch Kalibrationstabelle.</text:span></text:p>
            </text:list-item>
            <text:list-item>
              <text:p text:style-name="P32"><text:span text:style-name="Strong_20_Emphasis"><text:span text:style-name="T3">Akku-Spannung</text:span></text:span><text:span text:style-name="T2"> wird über den eingangs erwähnten Spannungsteiler am ADC gemessen. So weiß man, wie voll der Akku ist (4.2 V = 100%, ~3.5 V = niedrig).</text:span></text:p>
            </text:list-item>
          </text:list>
        </text:list-item>
        <text:list-item>
          <text:p text:style-name="P32"><text:span text:style-name="Strong_20_Emphasis"><text:span text:style-name="T3">Daten aufbereiten:</text:span></text:span><text:span text:style-name="T2"> Alle Messwerte werden in einem Datenpaket zusammengefasst. Beispielsweise könnte ein LoRa-Paket als JSON-String oder binäre Struktur aufgebaut sein:</text:span></text:p>
          <text:p text:style-name="P33">json</text:p>
          <text:p text:style-name="P34">KopierenBearbeiten</text:p>
          <text:p text:style-name="P35"><text:span text:style-name="Source_20_Text"><text:span text:style-name="T13">{ "id": 3, "weight": 42.75, "temp": 18.4, "hum": 55.2, "press": 1008.3, "wind": 2.5, "winddir": 90, "batt": 3.97 }</text:span></text:span></text:p>
          <text:p text:style-name="P32"><text:span text:style-name="T2">Hier </text:span><text:span text:style-name="Source_20_Text"><text:span text:style-name="T12">id</text:span></text:span><text:span text:style-name="T2"> = Knoten-ID (eindeutig pro Waage, 1–9), Gewicht in kg, Wetterdaten, Akkuspannung etc. JSON ist lesbar, aber nicht sehr kompakt. Alternativ sendet man binär ein Byte-Array, was die Übertragung kürzer macht (wichtig bei LoRa, da Sendezeit begrenzt und Kollisionen möglich). Z.B. könnte man 2 Bytes für Gewicht (in 0.1 kg), 2 Bytes für Temp/Feuchte etc. verwenden. Für den Anfang ist aber JSON/Text ok, sofern Nachrichten kurz bleiben.</text:span></text:p>
        </text:list-item>
        <text:list-item>
          <text:p text:style-name="P32"><text:span text:style-name="Strong_20_Emphasis"><text:span text:style-name="T3">Daten senden (LoRa):</text:span></text:span><text:span text:style-name="T2"> Das LoRa-Modul wird aktiviert und konfiguriert. Mit der </text:span><text:span text:style-name="Strong_20_Emphasis"><text:span text:style-name="T3">LoRa-Library von Sandeep Mistry</text:span></text:span><text:span text:style-name="T2"> (simples LoRa-API) kann man die Frequenz (868E6), Spreading Factor, Bandbreite etc. einstellen, dann mit </text:span><text:span text:style-name="Source_20_Text"><text:span text:style-name="T12">LoRa.beginPacket(); LoRa.print(payload); LoRa.endPacket();</text:span></text:span><text:span text:style-name="T2"> die Nachricht senden. Die Sendeleistung lässt sich auch einstellen (z.B. 20 dBm für maximale Reichweite, oder weniger um Strom zu sparen, falls die Distanz gar nicht so groß ist). Die Übertragung dauert abhängig von der Paketlänge und LoRa-Konfiguration vielleicht einige hundert Millisekunden. Optional wartet der Node auf eine Empfangsbestätigung von der Basis (z.B. Basis sendet einen </text:span><text:soft-page-break/><text:span text:style-name="T2">kurzen Ack zurück) – dies erfordert aber, dass der Node einige Zeit im Empfangsmodus lauscht, was wieder mehr Energie braucht. In vielen Anwendungen wird darauf verzichtet; stattdessen sendet der Node einfach periodisch, sodass ein einzelner verlorener Messwert kein großes Problem darstellt.</text:span></text:p>
        </text:list-item>
        <text:list-item>
          <text:p text:style-name="P32"><text:span text:style-name="Strong_20_Emphasis"><text:span text:style-name="T3">Tiefschlaf:</text:span></text:span><text:span text:style-name="T2"> Nach dem Senden schaltet der ESP32 alle Peripherien aus (falls noch an) und geht zurück in den Deep Sleep für den Rest des Intervalls. Hier ist wichtig, vorher z.B. das LoRa-Modul in Standby zu setzen (die LoRa-Lib macht das meist automatisch) und insbesondere den HX711 stromlos zu schalten (man kann den HX711 an einen GPIO hängen und den Pin LOW setzen, sofern er kein eigenes PDN-Pin hat – der HX711 hat aber einen PD_SCK Sleep-Befehl: hält man den SCK-Pin &gt;60 µs HIGH, geht er in Sleep). Der BME280 fällt automatisch in einen Sleep, wenn man ihn nicht dauerabfragt. Das Anemometer hat keine eigene Elektronik, zieht also keinen Strom außer dem vernachlässigbaren Leckstrom durch den Pullup.</text:span></text:p>
        </text:list-item>
      </text:list>
      <text:p text:style-name="P3"><text:span text:style-name="Strong_20_Emphasis"><text:span text:style-name="T3">Knoten-ID und Konfiguration:</text:span></text:span><text:span text:style-name="T2"> Die Firmware wird so gestaltet, dass man mehrere identische Einheiten flashen kann. Die Unterscheidung der Nodes kann z.B. über eine </text:span><text:span text:style-name="Strong_20_Emphasis"><text:span text:style-name="T3">hardcodierte ID-Nummer</text:span></text:span><text:span text:style-name="T2"> in jedem Sketch erfolgen (man ändert eine Zahl und flasht Node 1, dann 2, etc.). Eleganter ist es, die ID über </text:span><text:span text:style-name="Strong_20_Emphasis"><text:span text:style-name="T3">Hardware-Jumper</text:span></text:span><text:span text:style-name="T2"> oder einen DIP-Schalter einzustellen – etwa 4 GPIOs, die mittels Pullups entweder an GND gelegt oder offen bleiben, ergeben eine 4-Bit-ID. So könnte man jedem Gerät eine Nummer 1–9 zuweisen, ohne eigene Firmware-Binaries zu benötigen. Alternativ lässt sich auch die eindeutige MAC-Adresse des ESP32 verwenden, um daraus die ID abzuleiten. Für die Basisstation ist es praktisch, wenn die Knoten-IDs fest und bekannt sind, damit sie die Daten zuordnen kann.</text:span></text:p>
      <text:p text:style-name="P4"> </text:p>
      <text:p text:style-name="P3"><text:span text:style-name="Strong_20_Emphasis"><text:span text:style-name="T3">Bibliotheken (ESP32 Arduino):</text:span></text:span></text:p>
      <text:list text:style-name="L13">
        <text:list-item>
          <text:p text:style-name="P36"><text:span text:style-name="Strong_20_Emphasis"><text:span text:style-name="T3">HX711</text:span></text:span><text:span text:style-name="T2">: z.B. die Arduino-Library </text:span><text:span text:style-name="Strong_20_Emphasis"><text:span text:style-name="T3">HX711 by Bogdan Necula (Bogde)</text:span></text:span><text:span text:style-name="T2"> – weit verbreitet und einfach zu nutzen. Beispiel: </text:span><text:span text:style-name="Source_20_Text"><text:span text:style-name="T12">HX711 scale; scale.begin(DOUT, SCK); scale.set_scale(calibration_factor);</text:span></text:span><text:span text:style-name="T2">.</text:span></text:p>
        </text:list-item>
        <text:list-item>
          <text:p text:style-name="P36"><text:span text:style-name="Strong_20_Emphasis"><text:span text:style-name="T3">LoRa</text:span></text:span><text:span text:style-name="T2">: die </text:span><text:span text:style-name="Strong_20_Emphasis"><text:span text:style-name="T3">LoRa library by Sandeep Mistry</text:span></text:span><text:span text:style-name="T2"> bietet eine einfache Schnittstelle für point-to-point LoRa. Alternativ kann man auch das </text:span><text:span text:style-name="Strong_20_Emphasis"><text:span text:style-name="T3">RadioHead</text:span></text:span><text:span text:style-name="T2">-Library nutzen, aber Mistry’s Lib ist ausreichend. (LoRaWAN wäre über LMIC lib möglich, aber hier unnötig komplex, da wir ein eigenes Protokoll haben).</text:span></text:p>
        </text:list-item>
        <text:list-item>
          <text:p text:style-name="P36"><text:span text:style-name="Strong_20_Emphasis"><text:span text:style-name="T3">BME280</text:span></text:span><text:span text:style-name="T2">: entweder </text:span><text:span text:style-name="Strong_20_Emphasis"><text:span text:style-name="T3">Adafruit_BME280</text:span></text:span><text:span text:style-name="T2"> (benötigt Adafruit_BusIO etc.) oder die schlanke </text:span><text:span text:style-name="Strong_20_Emphasis"><text:span text:style-name="T3">BME280_DEV</text:span></text:span><text:span text:style-name="T2"> Library. Erstere nutzt das Adafruit_Sensor-Framework. Beide liefern leicht die Messwerte. Beispiel Adafruit: </text:span><text:span text:style-name="Source_20_Text"><text:span text:style-name="T12">bme.readTemperature()</text:span></text:span><text:span text:style-name="T2"> etc.</text:span></text:p>
        </text:list-item>
        <text:list-item>
          <text:p text:style-name="P36"><text:span text:style-name="Strong_20_Emphasis"><text:span text:style-name="T3">DS18B20</text:span></text:span><text:span text:style-name="T2"> (optional für Brutraum-Temp, falls ergänzt): </text:span><text:span text:style-name="Strong_20_Emphasis"><text:span text:style-name="T3">OneWire</text:span></text:span><text:span text:style-name="T2"> und </text:span><text:span text:style-name="Strong_20_Emphasis"><text:span text:style-name="T3">DallasTemperature</text:span></text:span><text:span text:style-name="T2"> Libraries.</text:span></text:p>
        </text:list-item>
        <text:list-item>
          <text:p text:style-name="P36"><text:soft-page-break/><text:span text:style-name="Strong_20_Emphasis"><text:span text:style-name="T3">Sleep &amp; Power</text:span></text:span><text:span text:style-name="T2">: ESP32 Deep Sleep via Arduino: </text:span><text:span text:style-name="Source_20_Text"><text:span text:style-name="T12">esp_sleep_enable_timer_wakeup(interval_us); esp_deep_sleep_start();</text:span></text:span><text:span text:style-name="T2">.</text:span></text:p>
        </text:list-item>
        <text:list-item>
          <text:p text:style-name="P36"><text:span text:style-name="Strong_20_Emphasis"><text:span text:style-name="T3">Interrupts</text:span></text:span><text:span text:style-name="T2">: Für Anemometer-Impulse ggf. attachInterrupt und einen Zähler inkrementieren.</text:span></text:p>
        </text:list-item>
      </text:list>
      <text:p text:style-name="P3"><text:span text:style-name="Strong_20_Emphasis"><text:span text:style-name="T3">Stromspar-Tricks:</text:span></text:span><text:span text:style-name="T2"> Außer dem Tiefschlaf der ESP32 gibt es noch weitere Tweaks, um die </text:span><text:span text:style-name="Strong_20_Emphasis"><text:span text:style-name="T3">Stromaufnahme</text:span></text:span><text:span text:style-name="T2"> minimal zu halten:</text:span></text:p>
      <text:list text:style-name="L14">
        <text:list-item>
          <text:p text:style-name="P37"><text:span text:style-name="T2">Abschalten der </text:span><text:span text:style-name="Strong_20_Emphasis"><text:span text:style-name="T3">Status-LED</text:span></text:span><text:span text:style-name="T2"> auf dem Devboard (manchmal vorhanden, zieht Dauerstrom). Entweder per Software, oder notfalls die LED vom Board entfernen.</text:span></text:p>
        </text:list-item>
        <text:list-item>
          <text:p text:style-name="P37"><text:span text:style-name="T2">Reduzieren der </text:span><text:span text:style-name="Strong_20_Emphasis"><text:span text:style-name="T3">Sendehäufigkeit</text:span></text:span><text:span text:style-name="T2"> im Winter (wenn kaum Aktivität, reicht vllt. 1x pro Stunde statt alle 5 min; das könnte die Basisstation remote konfigurieren lassen).</text:span></text:p>
        </text:list-item>
        <text:list-item>
          <text:p text:style-name="P37"><text:span text:style-name="T2">Wahl eines höheren </text:span><text:span text:style-name="Strong_20_Emphasis"><text:span text:style-name="T3">Spreading Factors</text:span></text:span><text:span text:style-name="T2"> bei LoRa, damit man Sendeleistung reduzieren kann (Trade-off zwischen Reichweite und Sendezeit).</text:span></text:p>
        </text:list-item>
        <text:list-item>
          <text:p text:style-name="P37"><text:span text:style-name="T2">Verwendung des </text:span><text:span text:style-name="Strong_20_Emphasis"><text:span text:style-name="T3">ULP Co-Prozessors</text:span></text:span><text:span text:style-name="T2"> vom ESP32 für eventuelles Monitoring (z.B. könnte ULP den HX711 überwachen und nur wecken, wenn Gewichtsänderung &gt; X – aber das ist advanced und meist nicht nötig).</text:span></text:p>
        </text:list-item>
      </text:list>
      <text:h text:style-name="P10" text:outline-level="3">Firmware der Basisstation</text:h>
      <text:p text:style-name="P3"><text:span text:style-name="T2">Die zentrale Station hat die Aufgabe, </text:span><text:span text:style-name="Strong_20_Emphasis"><text:span text:style-name="T3">alle empfangenen Messdaten darzustellen</text:span></text:span><text:span text:style-name="T2">. Ihre Software läuft in einer Hauptschleife, aber hier typischerweise </text:span><text:span text:style-name="Strong_20_Emphasis"><text:span text:style-name="T3">nicht im Tiefschlaf</text:span></text:span><text:span text:style-name="T2"> (die Basis hängt an Strom und muss dauerempfangsbereit sein). Hauptfunktionen:</text:span></text:p>
      <text:list text:style-name="L15">
        <text:list-item>
          <text:p text:style-name="P38"><text:span text:style-name="Strong_20_Emphasis"><text:span text:style-name="T3">LoRa-Empfang einrichten:</text:span></text:span><text:span text:style-name="T2"> Mit der LoRa-Library wird der Empfänger gestartet (</text:span><text:span text:style-name="Source_20_Text"><text:span text:style-name="T12">LoRa.begin(...)</text:span></text:span><text:span text:style-name="T2">). In der Loop fragt man </text:span><text:span text:style-name="Source_20_Text"><text:span text:style-name="T12">int packetSize = LoRa.parsePacket();</text:span></text:span><text:span text:style-name="T2"> ab und liest bei empfangenen Paketen den Inhalt. Alternativ kann man per Interrupt DIO0 signalisieren lassen und in einer Handler-Funktion lesen.</text:span></text:p>
        </text:list-item>
        <text:list-item>
          <text:p text:style-name="P38"><text:span text:style-name="Strong_20_Emphasis"><text:span text:style-name="T3">Daten parsen:</text:span></text:span><text:span text:style-name="T2"> Der empfangene Payload-String/Bytefolge wird analysiert. Wenn wir z.B. JSON senden, könnte man eine Arduino JSON library nutzen, oder simpler per String-Parsing (z.B. </text:span><text:span text:style-name="Source_20_Text"><text:span text:style-name="T12">sscanf</text:span></text:span><text:span text:style-name="T2"> für einen formatieren String, oder man sucht nach bekannten Trennzeichen). Bei binären Paketen muss man die Bytereihenfolge entsprechend entpacken. Wichtig ist, die </text:span><text:span text:style-name="Strong_20_Emphasis"><text:span text:style-name="T3">Knoten-ID</text:span></text:span><text:span text:style-name="T2"> zu extrahieren, um zu wissen, zu welchem Bienenstock die Daten gehören.</text:span></text:p>
        </text:list-item>
        <text:list-item>
          <text:p text:style-name="P38"><text:span text:style-name="Strong_20_Emphasis"><text:span text:style-name="T3">Daten speichern:</text:span></text:span><text:span text:style-name="T2"> Für jeden der 9 Bienenstöcke hält die Basisstation eine Datenstruktur (Datensatz) in RAM, die die </text:span><text:span text:style-name="Strong_20_Emphasis"><text:span text:style-name="T3">letzten empfangenen Werte</text:span></text:span><text:span text:style-name="T2"> enthält: Gewicht, ggf. letzter Gewichtsänderungstrend, Temp, etc. Diese Struktur wird beim Eintreffen neuer Daten überschrieben. Man kann auch kleine </text:span><text:span text:style-name="Strong_20_Emphasis"><text:span text:style-name="T3">Ringspeicher</text:span></text:span><text:span text:style-name="T2"> anlegen, um z.B. den Verlauf über die letzten x Messungen zu behalten, falls man Trends berechnen oder einen Graphen zeichnen will. Aber fürs erste reicht wahrscheinlich nur der aktuelle Wert plus vllt. tagesbasiert min/max.</text:span></text:p>
        </text:list-item>
        <text:list-item>
          <text:p text:style-name="P38"><text:span text:style-name="Strong_20_Emphasis"><text:span text:style-name="T3">Display-Ausgabe:</text:span></text:span><text:span text:style-name="T2"> Hier kommt das 4″-Display zum Einsatz. Je nach Displaytyp (SPI-TFT oder evtl. ein eingebettetes Nextion) unterscheidet sich die Ansteuerung:</text:span></text:p>
          <text:list>
            <text:list-item>
              <text:p text:style-name="P38"><text:soft-page-break/><text:span text:style-name="T2">Für ein </text:span><text:span text:style-name="Strong_20_Emphasis"><text:span text:style-name="T3">SPI-TFT</text:span></text:span><text:span text:style-name="T2"> (z.B. mit ILI9488 Controller) bietet sich die Library </text:span><text:span text:style-name="Strong_20_Emphasis"><text:span text:style-name="T3">TFT_eSPI</text:span></text:span><text:span text:style-name="T2"> an, die sehr performant auf ESP32 ist. Man definiert im Setup die Pin-Verbindungen (CS, DC, Reset, etc.) gemäß dem verwendeten Displaymodul. Dann kann man mit Funktionen wie </text:span><text:span text:style-name="Source_20_Text"><text:span text:style-name="T12">tft.fillScreen()</text:span></text:span><text:span text:style-name="T2">, </text:span><text:span text:style-name="Source_20_Text"><text:span text:style-name="T12">tft.setCursor()</text:span></text:span><text:span text:style-name="T2">, </text:span><text:span text:style-name="Source_20_Text"><text:span text:style-name="T12">tft.print()</text:span></text:span><text:span text:style-name="T2"> Texte aufs Display schreiben, oder Grafiken zeichnen. Da 9 Werte + Wetter anzuzeigen sind, muss die Gestaltung wohl in Tabellenform oder mehreren Seiten erfolgen. Eine mögliche Darstellung: Ein </text:span><text:span text:style-name="Strong_20_Emphasis"><text:span text:style-name="T3">9-zeiliges Raster</text:span></text:span><text:span text:style-name="T2">, jede Zeile = ein Bienenstock. Spalten: ID, Gewicht, Temp, Hum, evtl. letzter ΔGewicht, Batteriestatus. Darüber in Kopfzeile die allgemeinen Wetterdaten (Wind, Gesamtwetter) groß oder separat an einer Ecke.</text:span></text:p>
            </text:list-item>
            <text:list-item>
              <text:p text:style-name="P38"><text:span text:style-name="T2">Für ein </text:span><text:span text:style-name="Strong_20_Emphasis"><text:span text:style-name="T3">größeres grafisches Layout</text:span></text:span><text:span text:style-name="T2"> könnte man auch die GUI-Bibliothek </text:span><text:span text:style-name="Strong_20_Emphasis"><text:span text:style-name="T3">LVGL</text:span></text:span><text:span text:style-name="T2"> (LittleVGL) nutzen, die auf dem ESP32 schöne Dashboards darstellen kann, allerdings ist das relativ komplex einzurichten. Für den Anfang tut es auch manuelles Zeichnen.</text:span></text:p>
            </text:list-item>
            <text:list-item>
              <text:p text:style-name="P38"><text:span text:style-name="T2">Alternativ, falls man ein </text:span><text:span text:style-name="Strong_20_Emphasis"><text:span text:style-name="T3">Nextion</text:span></text:span><text:span text:style-name="T2">-Touchdisplay genommen hat, würde die Logik anders ablaufen: Dann sendet man die Werte per serieller Schnittstelle an das Nextion, wo vordefinierte Felder sie anzeigen. Aber die Kosten und Learning Curve dafür sind evtl. höher als nötig.</text:span></text:p>
            </text:list-item>
          </text:list>
        </text:list-item>
        <text:list-item>
          <text:p text:style-name="P38"><text:span text:style-name="Strong_20_Emphasis"><text:span text:style-name="T3">Refresh-Rate:</text:span></text:span><text:span text:style-name="T2"> Das Display sollte in sinnvollen Intervallen aktualisiert werden. Da unsere Nodes alle 5 min senden, reicht es, das Display ebenfalls alle paar Sekunden zu aktualisieren. Man kann nach jedem empfangenen Paket sofort updaten (nur die betroffene Zeile) oder einfach in der Loop z.B. jede Sekunde den gesamten Screen neu zeichnen (sofern das schnell genug geht und nicht flimmert). TFT_eSPI mit ESP32 kann ein 480×320 Display in wenigen Zehntelsekunden füllen, das ist okay. Ein Trick: </text:span><text:span text:style-name="Strong_20_Emphasis"><text:span text:style-name="T3">Doppelter Puffer</text:span></text:span><text:span text:style-name="T2"> (Offscreen Buffer) oder nur gezieltes Überschreiben geänderter Werte minimiert Flackern.</text:span></text:p>
        </text:list-item>
        <text:list-item>
          <text:p text:style-name="P38"><text:span text:style-name="Strong_20_Emphasis"><text:span text:style-name="T3">Empfangsbestätigung (optional):</text:span></text:span><text:span text:style-name="T2"> Die Basis könnte nach Erhalt eines Pakets ein kurzes LoRa-Paket zurück an den sendenden Node schicken („ACK“). Dies würde aber bedeuten, dass man in den Knoten-Firmwares den Empfang auch implementiert – das ist in diesem einfachen System nicht zwingend. LoRa ist robust genug, und leichte Datenverluste können toleriert werden. Sollte man jedoch Acks implementieren wollen (z.B. um Sendeintervalle dynamisch anpassen zu können), müsste die Basis nach dem Parsen ca. 0,5–1 Sekunde warten (um nicht mit dem Node-Senden zu kollidieren) und dann auf derselben Frequenz eine kleine Nachricht schicken. Aufgrund der einfachen Struktur kann man das aber erstmal weglassen.</text:span></text:p>
        </text:list-item>
        <text:list-item>
          <text:p text:style-name="P38"><text:span text:style-name="Strong_20_Emphasis"><text:span text:style-name="T3">Benutzerinteraktion:</text:span></text:span><text:span text:style-name="T2"> Möglicherweise möchte man an der Basisstation auch </text:span><text:span text:style-name="Strong_20_Emphasis"><text:span text:style-name="T3">Tasten</text:span></text:span><text:span text:style-name="T2"> oder Touch-Eingaben haben (z.B. um zwischen Ansichten umzuschalten, oder um eine Kalibrierung zu initiieren). Das hängt vom Displaytyp ab – ein Touchscreen eröffnet diese Möglichkeiten. Bei einem reinen Anzeigedisplay kann man trotzdem einen </text:span><text:span text:style-name="Strong_20_Emphasis"><text:span text:style-name="T3">Taster</text:span></text:span><text:span text:style-name="T2"> anbauen, </text:span><text:soft-page-break/><text:span text:style-name="T2">um z.B. die Anzeige durch verschiedene Modi zu schalten (z.B. Live-Werte, Tagesgraph, Systemeinstellungen). Für diese Version belassen wir es aber bei einer statischen Anzeige.</text:span></text:p>
        </text:list-item>
      </text:list>
      <text:p text:style-name="P3"><text:span text:style-name="Strong_20_Emphasis"><text:span text:style-name="T3">Bibliotheken (Basisstation):</text:span></text:span></text:p>
      <text:list text:style-name="L16">
        <text:list-item>
          <text:p text:style-name="P39"><text:span text:style-name="Strong_20_Emphasis"><text:span text:style-name="T3">LoRa</text:span></text:span><text:span text:style-name="T2">: ebenfalls Sandeep Mistry LoRa lib. Für gleichzeitiges Senden/Empfangen kann sie verwendet werden, aber hier empfängt die Basis primär.</text:span></text:p>
        </text:list-item>
        <text:list-item>
          <text:p text:style-name="P39"><text:span text:style-name="Strong_20_Emphasis"><text:span text:style-name="T3">Display</text:span></text:span><text:span text:style-name="T2">: je nach Modell. Für SPI-TFT z.B. </text:span><text:span text:style-name="Strong_20_Emphasis"><text:span text:style-name="T3">TFT_eSPI</text:span></text:span><text:span text:style-name="T2"> (schnell und ESP32-optimiert) oder </text:span><text:span text:style-name="Strong_20_Emphasis"><text:span text:style-name="T3">Adafruit_GFX</text:span></text:span><text:span text:style-name="T2"> + spezifischer Treiber (z.B. Adafruit_ILI9341 für 320x240 oder ILI9488 für 480x320). TFT_eSPI benötigt eine Konfiguration in der UserSetup, was aber dokumentiert ist.</text:span></text:p>
        </text:list-item>
        <text:list-item>
          <text:p text:style-name="P39"><text:span text:style-name="Strong_20_Emphasis"><text:span text:style-name="T3">Grafik/Fonts</text:span></text:span><text:span text:style-name="T2">: Falls schöne Schriftarten gewünscht sind, Adafruit_GFX erlaubt Custom Fonts. TFT_eSPI hat einige integrierte Fonts und unterstützt auch UFT-8 chars wenn konfiguriert.</text:span></text:p>
        </text:list-item>
        <text:list-item>
          <text:p text:style-name="P39"><text:span text:style-name="Strong_20_Emphasis"><text:span text:style-name="T3">ArduinoJSON</text:span></text:span><text:span text:style-name="T2">: falls JSON-Parsen genutzt wird, kann diese Library helfen, String in Objekte zu wandeln.</text:span></text:p>
        </text:list-item>
      </text:list>
      <text:p text:style-name="P3"><text:span text:style-name="Strong_20_Emphasis"><text:span text:style-name="T3">Datenspeicherung (optional):</text:span></text:span><text:span text:style-name="T2"> Die Basisstation könnte die empfangenen Daten auch dauerhaft speichern, z.B. auf einer </text:span><text:span text:style-name="Strong_20_Emphasis"><text:span text:style-name="T3">SD-Karte</text:span></text:span><text:span text:style-name="T2"> oder im SPIFFS-Dateisystem des ESP32. Das würde ermöglichen, Langzeitdaten zu loggen und später auszuwerten (z.B. am PC). Ein 4″ Display eignet sich nicht ideal, um detaillierte historische Verläufe anzuzeigen, daher wäre Logging eine gute Ergänzung. In der einfachsten Form kann man nach jedem Empfang einen CSV-Eintrag in eine Datei schreiben (</text:span><text:span text:style-name="Source_20_Text"><text:span text:style-name="T12">timestamp,id,weight,temp,...</text:span></text:span><text:span text:style-name="T2">). Eine SD-Karte ließe sich über SPI leicht anbinden (viele TFT-Module haben sogar einen SD-Slot onboard). Dies ist jedoch optional und nicht zwingend erforderlich für den Grundbetrieb.</text:span></text:p>
      <text:p text:style-name="P4"> </text:p>
      <text:p text:style-name="P3"><text:span text:style-name="Strong_20_Emphasis"><text:span text:style-name="T3">Web-Interface (optional):</text:span></text:span><text:span text:style-name="T2"> Da der ESP32 WLAN besitzt, könnte man in der Basisstation auch eine Webserver-Funktion integrieren – dann könnte man mit Smartphone/PC im Heimnetz eine kleine Webseite abrufen, die die Bienenstockdaten anzeigt. Das wäre komfortabel und erweiterbar (z.B. Alarmmeldungen per E-Mail etc.). Allerdings erfordert das mehr Softwareaufwand (HTTP-Server, evtl. Datenbank). In einem rein </text:span><text:span text:style-name="Strong_20_Emphasis"><text:span text:style-name="T3">offline</text:span></text:span><text:span text:style-name="T2">-Szenario mit Display kann man darauf verzichten. Aber es ist gut zu wissen, dass künftige Erweiterungen in diese Richtung dank ESP32 problemlos machbar sind.</text:span></text:p>
      <text:h text:style-name="P2" text:outline-level="2">Zusammenfassung und Ausblick</text:h>
      <text:p text:style-name="P3"><text:span text:style-name="T2">In diesem Entwicklungsplan wurde eine vollständige DIY-Lösung für eine </text:span><text:span text:style-name="Strong_20_Emphasis"><text:span text:style-name="T3">solarbetriebene Bienenstock-Waage mit Wetterstation</text:span></text:span><text:span text:style-name="T2"> vorgestellt. Zusammenfassend erfüllt das Konzept folgende Anforderungen:</text:span></text:p>
      <text:list text:style-name="L17">
        <text:list-item>
          <text:p text:style-name="P40"><text:span text:style-name="Strong_20_Emphasis"><text:span text:style-name="T3">Kosteneffizienz:</text:span></text:span><text:span text:style-name="T2"> Durch den Einsatz günstiger Standardkomponenten (ESP32, HX711, LoRa-Modul, etc.) bleibt der Stückpreis pro Einheit deutlich unter 100 €</text:span><text:a xlink:type="simple" xlink:href="https://www.beesource.com/threads/diy-hive-monitoring-with-lora.370291/#:~:text=Forums%20www,allows" office:target-frame-name="_blank" xlink:show="new" text:style-name="Internet_20_link" text:visited-style-name="Visited_20_Internet_20_Link"><text:span text:style-name="T9">beesource.com</text:span></text:a><text:span text:style-name="T2">. Die Sammelnutzung einer zentralen Wetterstation vermeidet redundante teure Sensoren (v.a. Windmesser).</text:span></text:p>
        </text:list-item>
        <text:list-item>
          <text:p text:style-name="P41"><text:soft-page-break/><text:span text:style-name="Strong_20_Emphasis"><text:span text:style-name="T3">Wettergeschützte Konstruktion:</text:span></text:span><text:span text:style-name="T2"> Alle empfindlichen Teile sind in robusten, abgedichteten Gehäusen untergebracht. Maßnahmen gegen Feuchtigkeit, extreme Temperaturen und Insektenbefall wurden berücksichtigt, um einen jahrelangen Außeneinsatz zu ermöglichen.</text:span></text:p>
        </text:list-item>
        <text:list-item>
          <text:p text:style-name="P40"><text:span text:style-name="Strong_20_Emphasis"><text:span text:style-name="T3">Solarstrom &amp; Power-Management:</text:span></text:span><text:span text:style-name="T2"> Jedes System versorgt sich autonom über ein Solarpanel und Akkuspeicher. Ein intelligentes Zusammenspiel aus Laderegler und Energiesparmodi (ESP32 Deep Sleep, Abschalten von Sensoren) gewährleistet einen Dauerbetrieb auch in sonnenarmen Perioden. Erprobte Schaltungen mit Solarpanel, 18650-Akku und Tiefenentladeschutz kamen zum Einsatz</text:span><text:a xlink:type="simple" xlink:href="https://randomnerdtutorials.com/power-esp32-esp8266-solar-panels-battery-level-monitoring/#:~:text=To%20power%20the%20ESP32%20or,we’ll%20use%20the%20following%20parts" office:target-frame-name="_blank" xlink:show="new" text:style-name="Internet_20_link" text:visited-style-name="Visited_20_Internet_20_Link"><text:span text:style-name="T9">randomnerdtutorials.com</text:span></text:a><text:span text:style-name="T2">. Die erwartete Laufzeit ohne Sonne beträgt etliche Tage – erfahrungsgemäß kann eine gut dimensionierte Solar-Imkerwaage </text:span><text:span text:style-name="Strong_20_Emphasis"><text:span text:style-name="T4">„</text:span></text:span><text:span text:style-name="Strong_20_Emphasis"><text:span text:style-name="T3">praktisch ewig“ laufen</text:span></text:span><text:a xlink:type="simple" xlink:href="https://hackaday.com/2024/05/05/hive-monitor-is-the-bees-knees/#:~:text=May%206%2C%202024%20at%2011%3A54,pm" office:target-frame-name="_blank" xlink:show="new" text:style-name="Internet_20_link" text:visited-style-name="Visited_20_Internet_20_Link"><text:span text:style-name="T9">hackaday.com</text:span></text:a><text:span text:style-name="T2">.</text:span></text:p>
        </text:list-item>
        <text:list-item>
          <text:p text:style-name="P40"><text:span text:style-name="Strong_20_Emphasis"><text:span text:style-name="T3">Präzise Gewichtserfassung:</text:span></text:span><text:span text:style-name="T2"> Die Verwendung mehrerer Wägezellen in Brückenschaltung mit dem 24-Bit-HX711 ermöglicht eine hohe Auflösung. Trotz bekannten Grenzen günstiger Sensoren (ca. ±0,25 kg Genauigkeit</text:span><text:a xlink:type="simple" xlink:href="https://community.hiveeyes.org/t/experience-with-different-load-cells/4262#:~:text=point%20out" office:target-frame-name="_blank" xlink:show="new" text:style-name="Internet_20_link" text:visited-style-name="Visited_20_Internet_20_Link"><text:span text:style-name="T9">community.hiveeyes.org</text:span></text:a><text:span text:style-name="T2">) werden durch Kalibrierung und Temperaturkorrektur stabile Messungen mit ~50 g Auflösung angestrebt. Dadurch lassen sich selbst kleine Nektareinträge oder Bienen-Traubenbewegungen detektieren.</text:span></text:p>
        </text:list-item>
        <text:list-item>
          <text:p text:style-name="P40"><text:span text:style-name="Strong_20_Emphasis"><text:span text:style-name="T3">Integrierte Wetterdaten:</text:span></text:span><text:span text:style-name="T2"> Das System erfasst Temperatur, Luftfeuchte und Luftdruck pro Standort über BME280-Sensoren</text:span><text:a xlink:type="simple" xlink:href="https://hackaday.com/2021/07/06/open-source-ultrasonic-anemometer/#:~:text=Other%20sensors%20include%20an%20optical,and%20we%20look%20forward%20to" office:target-frame-name="_blank" xlink:show="new" text:style-name="Internet_20_link" text:visited-style-name="Visited_20_Internet_20_Link"><text:span text:style-name="T9">hackaday.com</text:span></text:a><text:span text:style-name="T2">. Die Windgeschwindigkeit und -richtung werden mittels mechanischem Anemometer zuverlässig gemessen. Durch die Entscheidung für eine zentrale Wetterstation bleiben Aufwand und Kosten im Rahmen, ohne wesentliche Informationsverluste. Das Konzept der mechanischen Windmessung wurde wegen Einfachheit und Zuverlässigkeit dem ultraschallbasierten Ansatz vorgezogen </text:span><text:a xlink:type="simple" xlink:href="https://hackaday.com/2021/07/06/open-source-ultrasonic-anemometer/#:~:text=Ultrasonic%20anemometers%20have%20no%20moving,the%20noise%20caused%20by%20secondary" office:target-frame-name="_blank" xlink:show="new" text:style-name="Internet_20_link" text:visited-style-name="Visited_20_Internet_20_Link"><text:span text:style-name="T14">hackaday.com</text:span></text:a><text:a xlink:type="simple" xlink:href="https://hackaday.com/2021/07/06/open-source-ultrasonic-anemometer/#:~:text=We%20covered%20another%20ultrasonic%20anemometer,16%20and%20plastic%20Easter%20eggs" office:target-frame-name="_blank" xlink:show="new" text:style-name="Internet_20_link" text:visited-style-name="Visited_20_Internet_20_Link"><text:span text:style-name="T14">hackaday.com</text:span></text:a><text:span text:style-name="T2">.</text:span></text:p>
        </text:list-item>
        <text:list-item>
          <text:p text:style-name="P41"><text:span text:style-name="Strong_20_Emphasis"><text:span text:style-name="T3">Wartungsfreundlichkeit:</text:span></text:span><text:span text:style-name="T2"> Beim Aufbau wurde auf modularen Steckverbindungen und Standardbauteile geachtet. Komponenten wie Akku oder Sensoren lassen sich bei Defekt einfach tauschen. Die Software für alle Nodes ist einheitlich, Unterschiede werden über IDs konfiguriert – das erleichtert Updates und Erweiterungen. Außerdem können Verbesserungen (z.B. neue Sensoren, Firmware-Updates via OTA, Web-Anbindung) später implementiert werden, da der ESP32 reichlich Ressourcen und Schnittstellenreserven bietet.</text:span></text:p>
        </text:list-item>
        <text:list-item>
          <text:p text:style-name="P41"><text:span text:style-name="Strong_20_Emphasis"><text:span text:style-name="T3">Zentrale Übersicht:</text:span></text:span><text:span text:style-name="T2"> Die Basisstation mit großem Display fasst alle Daten übersichtlich zusammen. Imker können so vor Ort im Wohnhaus auf einen Blick den Zustand aller 9 Völker sehen – Gewichte, Veränderungen, aktuelle Wetterlage – ohne jeden Stock manuell kontrollieren zu müssen. Dies steigert die </text:span><text:span text:style-name="Strong_20_Emphasis"><text:span text:style-name="T3">Betriebssicherheit</text:span></text:span><text:span text:style-name="T2"> (z.B. frühzeitige Erkennung von Gewichtsabfall bei Räuberei oder Notfütterungsbedarf im Winter) und spart Zeit.</text:span></text:p>
        </text:list-item>
      </text:list>
      <text:p text:style-name="P17"><text:span text:style-name="T2">Abschließend sei erwähnt, dass dieses Projekt sehr anpassbar ist. Je nach Bedarf könnten weitere Sensoren integriert werden (z.B. Innenraumtemperatur mit einem DS18B20 pro Beute, Regenmesser zur Niederschlagsüberwachung, GPS falls Standorte variieren). Auch eine Kopplung ans Internet (Stichwort IoT: z.B. LoRaWAN-</text:span><text:soft-page-break/><text:span text:style-name="T2">Anbindung</text:span><text:a xlink:type="simple" xlink:href="https://community.hiveeyes.org/t/new-esp32-based-pcb-with-lora-support-from-christophe/2778#:~:text=Hello%20everyone%2C%20I%20started%20a,and%20finally%20the%20Blynk%20application" office:target-frame-name="_blank" xlink:show="new" text:style-name="Internet_20_link" text:visited-style-name="Visited_20_Internet_20_Link"><text:span text:style-name="T9">community.hiveeyes.org</text:span></text:a><text:span text:style-name="T2"> oder WLAN-Uplink an eine Cloud) wäre denkbar, wenn man die Daten remote auf dem Smartphone verfolgen will. Die vorliegende Anleitung bietet jedoch eine </text:span><text:span text:style-name="Strong_20_Emphasis"><text:span text:style-name="T3">autarke, lokale Lösung</text:span></text:span><text:span text:style-name="T2"> als Grundlage, die für viele Imker bereits einen großen Mehrwert darstellt. Viel Erfolg beim Nachbau – und mögen die Bienen gedeihen!</text:span></text:p>
      <text:p text:style-name="P4"> </text:p>
      <text:p text:style-name="P17"><text:span text:style-name="Strong_20_Emphasis"><text:span text:style-name="T3">Quellen:</text:span></text:span><text:span text:style-name="T2"> Die Entwicklung orientierte sich an Erkenntnissen aus der Imker-Community und Elektronik-Projekten: z.B. Erfahrungen von Hiveeyes/OpenHive (opensource Beutenmonitoring)</text:span><text:a xlink:type="simple" xlink:href="https://community.hiveeyes.org/t/new-esp32-based-pcb-with-lora-support-from-christophe/2778#:~:text=Starting%20from%20my%20prototype%2C%20I,BME280%20sensor%20and%20multiple%20DS18B20" office:target-frame-name="_blank" xlink:show="new" text:style-name="Internet_20_link" text:visited-style-name="Visited_20_Internet_20_Link"><text:span text:style-name="T14">community.hiveeyes.org</text:span></text:a><text:a xlink:type="simple" xlink:href="https://community.hiveeyes.org/t/experience-with-different-load-cells/4262#:~:text=point%20out" office:target-frame-name="_blank" xlink:show="new" text:style-name="Internet_20_link" text:visited-style-name="Visited_20_Internet_20_Link"><text:span text:style-name="T14">community.hiveeyes.org</text:span></text:a><text:span text:style-name="T2">, DIY-Anleitungen für Waagen</text:span><text:a xlink:type="simple" xlink:href="https://www.instructables.com/Arduino-Bathroom-Scale-With-50-Kg-Load-Cells-and-H/#:~:text=3,hardwood%20or%20metal%20is%20ideal" office:target-frame-name="_blank" xlink:show="new" text:style-name="Internet_20_link" text:visited-style-name="Visited_20_Internet_20_Link"><text:span text:style-name="T9">instructables.com</text:span></text:a><text:span text:style-name="T2"> und Solarsensoren</text:span><text:a xlink:type="simple" xlink:href="https://randomnerdtutorials.com/power-esp32-esp8266-solar-panels-battery-level-monitoring/#:~:text=To%20power%20the%20ESP32%20or,we’ll%20use%20the%20following%20parts" office:target-frame-name="_blank" xlink:show="new" text:style-name="Internet_20_link" text:visited-style-name="Visited_20_Internet_20_Link"><text:span text:style-name="T9">randomnerdtutorials.com</text:span></text:a><text:span text:style-name="T2">, sowie Diskussionen in Foren und Hackaday-Artikeln über geeignete Windsensoren</text:span><text:a xlink:type="simple" xlink:href="https://hackaday.com/2021/07/06/open-source-ultrasonic-anemometer/#:~:text=Ultrasonic%20anemometers%20have%20no%20moving,the%20noise%20caused%20by%20secondary" office:target-frame-name="_blank" xlink:show="new" text:style-name="Internet_20_link" text:visited-style-name="Visited_20_Internet_20_Link"><text:span text:style-name="T14">hackaday.com</text:span></text:a><text:a xlink:type="simple" xlink:href="https://hackaday.com/2021/07/06/open-source-ultrasonic-anemometer/#:~:text=We%20covered%20another%20ultrasonic%20anemometer,16%20and%20plastic%20Easter%20eggs" office:target-frame-name="_blank" xlink:show="new" text:style-name="Internet_20_link" text:visited-style-name="Visited_20_Internet_20_Link"><text:span text:style-name="T14">hackaday.com</text:span></text:a><text:span text:style-name="T2"> und Langzeit-Betrieb von LoRa-Bienenstockwaagen</text:span><text:a xlink:type="simple" xlink:href="https://hackaday.com/2024/05/05/hive-monitor-is-the-bees-knees/#:~:text=May%206%2C%202024%20at%2011%3A54,pm" office:target-frame-name="_blank" xlink:show="new" text:style-name="Internet_20_link" text:visited-style-name="Visited_20_Internet_20_Link"><text:span text:style-name="T9">hackaday.com</text:span></text:a><text:span text:style-name="T2">. Diese Referenzen bestätigen die Machbarkeit und helfen bei der Komponentenwahl und Fehlervermeidung.</text:span></text:p>
      <text:p text:style-name="P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i-sans-serif" svg:font-family="ui-sans-serif, apple-system, system-ui, 'Segoe UI', Helvetica, 'Apple Color Emoji', Arial, sans-serif,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7T20:07:08.646556200</meta:creation-date>
    <dc:date>2025-05-07T20:09:01.954294100</dc:date>
    <meta:editing-duration>PT1M54S</meta:editing-duration>
    <meta:editing-cycles>1</meta:editing-cycles>
    <meta:document-statistic meta:table-count="2" meta:image-count="1" meta:object-count="0" meta:page-count="20" meta:paragraph-count="239" meta:word-count="6832" meta:character-count="51607" meta:non-whitespace-character-count="45047"/>
    <meta:generator>LibreOffice/25.2.2.2$Windows_X86_64 LibreOffice_project/7370d4be9e3cf6031a51beef54ff3bda878e3fac</meta:generator>
  </office:meta>
</office:document-meta>
</file>